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 svg:font-family="Helvetica"/>
    <style:font-face style:name="StarSymbol" svg:font-family="StarSymbol"/>
    <style:font-face style:name="Times" svg:font-family="Times"/>
    <style:font-face style:name="Courier New" svg:font-family="'Courier New'"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text-properties style:font-name="Courier New" fo:font-size="10pt" style:font-size-asian="10pt" style:font-size-complex="10pt"/>
    </style:style>
    <style:style style:name="P3" style:family="paragraph" style:parent-style-name="Standard">
      <style:paragraph-properties fo:line-height="200%" fo:text-align="center" style:justify-single-word="false"/>
      <style:text-properties style:font-name="Courier New" fo:font-size="10pt" style:font-size-asian="10pt" style:font-size-complex="10pt"/>
    </style:style>
    <style:style style:name="P4" style:family="paragraph" style:parent-style-name="Standard">
      <style:paragraph-properties fo:line-height="200%" fo:text-align="start" style:justify-single-word="false"/>
      <style:text-properties style:font-name="Courier New" fo:font-size="10pt" fo:background-color="#ffff00" style:font-size-asian="10pt" style:font-size-complex="10pt"/>
    </style:style>
    <style:style style:name="P5" style:family="paragraph" style:parent-style-name="Standard">
      <style:paragraph-properties fo:line-height="200%" fo:text-align="center" style:justify-single-word="false"/>
      <style:text-properties style:font-name="Courier New" fo:font-size="10pt" fo:background-color="#ffff00" style:font-size-asian="10pt" style:font-size-complex="10pt"/>
    </style:style>
    <style:style style:name="P6" style:family="paragraph" style:parent-style-name="Standard">
      <style:paragraph-properties fo:line-height="200%" fo:text-align="start" style:justify-single-word="false"/>
      <style:text-properties style:font-name="Courier New" fo:font-size="10pt" fo:background-color="transparent" style:font-size-asian="10pt" style:font-size-complex="10pt"/>
    </style:style>
    <style:style style:name="P7" style:family="paragraph" style:parent-style-name="Standard">
      <style:paragraph-properties fo:line-height="200%" fo:text-align="start" style:justify-single-word="false">
        <style:tab-stops>
          <style:tab-stop style:position="1.2366in"/>
        </style:tab-stops>
      </style:paragraph-properties>
      <style:text-properties style:font-name="Courier New" fo:font-size="10pt" fo:background-color="transparent" style:font-size-asian="10pt" style:font-size-complex="10pt"/>
    </style:style>
    <style:style style:name="P8" style:family="paragraph" style:parent-style-name="Standard">
      <style:paragraph-properties fo:line-height="200%" fo:text-align="start" style:justify-single-word="false" fo:break-before="page"/>
      <style:text-properties style:font-name="Courier New" fo:font-size="10pt" style:font-size-asian="10pt" style:font-size-complex="10pt"/>
    </style:style>
    <style:style style:name="P9" style:family="paragraph" style:parent-style-name="Standard">
      <style:paragraph-properties fo:line-height="200%" fo:text-align="center" style:justify-single-word="false" fo:break-before="page"/>
      <style:text-properties style:font-name="Courier New" fo:font-size="10pt" style:font-size-asian="10pt" style:font-size-complex="10pt"/>
    </style:style>
    <style:style style:name="P10" style:family="paragraph" style:parent-style-name="Standard">
      <style:paragraph-properties fo:line-height="200%" fo:text-align="center" style:justify-single-word="false" fo:break-before="page"/>
      <style:text-properties style:font-name="Courier New" fo:font-size="10pt" fo:background-color="transparent" style:font-size-asian="10pt" style:font-size-complex="10pt"/>
    </style:style>
    <style:style style:name="P11" style:family="paragraph" style:parent-style-name="Standard">
      <style:paragraph-properties fo:line-height="200%" fo:text-align="start" style:justify-single-word="false" fo:background-color="transparent">
        <style:background-image/>
      </style:paragraph-properties>
      <style:text-properties style:font-name="Courier New" fo:font-size="10pt" style:font-size-asian="10pt" style:font-size-complex="10pt"/>
    </style:style>
    <style:style style:name="P12" style:family="paragraph" style:parent-style-name="Standard" style:master-page-name="First_20_Page">
      <style:paragraph-properties fo:line-height="200%" fo:text-align="start" style:justify-single-word="false" style:page-number="auto"/>
      <style:text-properties style:font-name="Courier New" fo:font-size="10pt" style:font-size-asian="10pt" style:font-size-complex="10pt"/>
    </style:style>
    <style:style style:name="P13" style:family="paragraph" style:parent-style-name="Standard" style:list-style-name="L1">
      <style:paragraph-properties fo:line-height="200%" fo:text-align="start" style:justify-single-word="false"/>
      <style:text-properties style:font-name="Courier New" fo:font-size="10pt" style:font-size-asian="10pt" style:font-size-complex="10pt"/>
    </style:style>
    <style:style style:name="P14" style:family="paragraph" style:parent-style-name="Standard" style:list-style-name="L2">
      <style:paragraph-properties fo:line-height="200%" fo:text-align="start" style:justify-single-word="false"/>
      <style:text-properties style:font-name="Courier New" fo:font-size="10pt" style:font-size-asian="10pt" style:font-size-complex="10pt"/>
    </style:style>
    <style:style style:name="P15" style:family="paragraph" style:parent-style-name="Standard" style:list-style-name="L3">
      <style:paragraph-properties fo:line-height="200%" fo:text-align="start" style:justify-single-word="false"/>
      <style:text-properties style:font-name="Courier New" fo:font-size="10pt" style:font-size-asian="10pt" style:font-size-complex="10pt"/>
    </style:style>
    <style:style style:name="P16" style:family="paragraph" style:parent-style-name="Standard" style:list-style-name="L4">
      <style:paragraph-properties fo:line-height="200%" fo:text-align="start" style:justify-single-word="false"/>
      <style:text-properties style:font-name="Courier New" fo:font-size="10pt" style:font-size-asian="10pt" style:font-size-complex="10pt"/>
    </style:style>
    <style:style style:name="P17" style:family="paragraph" style:parent-style-name="Heading_20_2">
      <style:paragraph-properties fo:text-align="center" style:justify-single-word="false"/>
    </style:style>
    <style:style style:name="T1" style:family="text">
      <style:text-properties fo:background-color="transparent"/>
    </style:style>
    <style:style style:name="T2" style:family="text">
      <style:text-properties fo:background-color="#00ffff"/>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
      <text:h text:style-name="P17" text:outline-level="2">Paulo Cristo</text:h>
      <text:h text:style-name="P17" text:outline-level="2"/>
      <text:h text:style-name="P17" text:outline-level="2"/>
      <text:h text:style-name="P17" text:outline-level="2">A floresta dos espelhos</text:h>
      <text:p text:style-name="P3"/>
      <text:p text:style-name="P2"/>
      <text:p text:style-name="P8"/>
      <text:h text:style-name="P17" text:outline-level="2">Prefácio (ou algo parecido)</text:h>
      <text:p text:style-name="P2"/>
      <text:p text:style-name="P2">Vou contar-lhes uma história verídica. Encaixa-se pelo menos na minha percepção de realidade, pois aí ela aconteceu mesmo. É a história de um pequeno rapaz de doze anos chamado Simão. Um jovem igual a tantos outros rapazes de tenra idade que por mera obra do acaso se viu envolvido numa aventura surreal que mudaria irremediavelmente a sua vida para sempre. Quem sou eu, ou como é que eu sei esta história, não interessa muito... O que realmente interessa é aquilo que lhe vou contar e aquilo em que você está disposto a acreditar. Até hoje nunca a contei a ninguém, contudo, todo o ser tem os seus limites e eu atingi os meus. Foi por isso que decidi que havia chegado a hora de partilhar o meu fardo com o leitor. Não é um conto para rir nem uma história para chorar, é apenas algo para apreciar. Além do mais... quem não precisa de emoções fortes de vez em quando? Por isso o único conselho que lhe posso dar é que liberte a mente e tente desfrutar ao máximo deste pequeno passeio de umas quantas dezenas de páginas de duração.</text:p>
      <text:p text:style-name="P2"/>
      <text:p text:style-name="P2"/>
      <text:p text:style-name="P8"/>
      <text:h text:style-name="P17" text:outline-level="2">Capitulo I <text:s/>– Passeio Matinal</text:h>
      <text:p text:style-name="P2"/>
      <text:p text:style-name="P2">Gozava-se uma linda e soalheira manhã de verão naquele início de Julho que entrava sorrateiro. O sopro leve da brisa que se fazia sentir era apenas suficiente para refrescar o calor que, embora ainda parco, se começava já a fazer notar nas camadas superiores da pele. O dia convidava a brincadeiras e a passeios matinais, e foi isso <text:s/>mesmo que Simão decidiu fazer. Simão morava com os pais em Lisboa mas já há algum tempo que costumava passar as férias de verão em casa do seu avô materno, Roberto de seu nome. Era um ritual que se vinha repetindo ano após ano, nos últimos cinco. O seu avô vivia no campo. Tinha uma quinta algures no meio do <text:s/>Alentejo, sensivelmente a cerca de hora e meia de distância de Lisboa. Era um local bastante calmo e aprazível, bafejado pelos caprichos da natureza. O velhote vivia sozinho no monte desde há seis anos a esta parte, altura em que a sua amada esposa falecera. Por várias vezes a sua filha o tentara convencer a mudar-se para a cidade e ir a viver com ela, todavia nunca obteve sucesso nesse seu intento. Ele sempre se recusara a fazê-lo. Resignado a viver sozinho até ao final dos seus dias, nunca manifestou quaisquer intenções no sentido de abandonar a casa ou o lugar onde nascera. Aquele recanto acolhedor tornara-se no seu único porto de abrigo e era ali que ele pretendia terminar a sua existência mundana. Não obstante o vazio que o desaparecimento da sua companheira de longa data lhe trouxera, o facto de o neto a certa altura ter resolvido começar a passar as férias de verão com ele, em muito o ajudou a colmatar parte dessa perda irremediável. </text:p>
      <text:p text:style-name="P2"/>
      <text:p text:style-name="P2">Para Simão também era divertido. Todos os anos, durante cerca de um mês, o rapaz trocava as agradáveis praias e a companhia dos amigos para passar algum tempo de qualidade com o seu velho avô. Era certo que não tinha amigos por perto para brincar, mas isso não o parecia incomodar demasiado. Havia sempre inúmeras actividades a fazer na quinta. Desde o cuidar da horta ao cuidar dos animais, <text:soft-page-break/>desde os passeios pelo campo, passando pelas lições sobre pesca e sobre a natureza, havia sempre muita coisa para fazer e muito para explorar. Até uma coisa supérflua e natural como o próprio céu era ali algo de bem diferente do que ele estava habituado a ver na cidade, mais lindo e menos poluído, mais genuíno. Durante a noite, depois do jantar, era prática comum sentarem-se os dois no alpendre de casa a observarem as estrelas. O seu avô era aquilo que se pode designar por um astrónomo amador, feliz dono de um modesto telescópio reflector mais do que suficiente para deliciar qualquer garoto curioso. Roberto era um verdadeiro conhecedor e um apaixonado pela matéria, e cada vez mais esse bichinho ia passando como herança para o lado de Simão. Mas era sobretudo do contacto com a natureza e das manhãs e(ou) tardes de pesca que Simão mais gostava.</text:p>
      <text:p text:style-name="P2"/>
      <text:p text:style-name="P2">Era quarta-feira. Naquele dia Simão levantara-se um pouco mais tarde do que no dia anterior. Não haveria lugar à habitual pescaria madrugadora, por isso, quando se levantou, o relógio marcava já as dez horas da manhã. O seu avô andava a tratar da horta e dos animais como de costume. Simão podia vê-lo na sua azáfama pela janela da cozinha. Depois de tomar o pequeno almoço que o velho lhe tinha deixado preparado em cima da mesa, foi ter com ele. Este andava a tratar das galinhas acompanhado pelo Zarolho, o seu fiel amigo e companheiro de longa data. Tinha sido baptizado dessa forma por causa da mancha redonda de pêlo que lhe individualizava um dos olhos. Zarolho era um cão de guarda de raça pastor alemão que começava já a entrar na terceira idade, isto apesar de ter inclusive menos dois anos de idade que o rapaz. O seu pêlo castanho e amarelo de aspecto decrépito não disfarçava minimamente os seus dez anos de vida.</text:p>
      <text:p text:style-name="P2"/>
      <text:list xml:id="list2156512936" text:style-name="L1">
        <text:list-item>
          <text:p text:style-name="P13">Olá! Bom dia avô! - Disse o rapaz ao aproximar-se.</text:p>
        </text:list-item>
      </text:list>
      <text:list xml:id="list1431809592" text:style-name="L2">
        <text:list-item>
          <text:p text:style-name="P14">Bom dia Simão!... Já por aqui levantado a esta hora?... Hoje podias ter aproveitado mais! - Redarguiu sorridente o velhote, erguendo-se algo a custo.</text:p>
        </text:list-item>
      </text:list>
      <text:list xml:id="list2150450340" text:style-name="L3">
        <text:list-item>
          <text:p text:style-name="P15">É!... Estava a pensar dar um pequeno passeio aqui pelo montado... Posso levar o Zarolho comigo? <text:s/>- Pediu, enquanto afagava o pêlo do animal que entretanto <text:soft-page-break/>se aproximara dele com a cauda a abanar tanto como uma ventoinha.</text:p>
        </text:list-item>
      </text:list>
      <text:list xml:id="list466716989" text:style-name="L4">
        <text:list-item>
          <text:p text:style-name="P16">Por mim tudo bem. Mas não te afastes muito do monte... E não te demores! O rapaz assentiu, prometendo que não se afastaria mais do que umas quantas dezenas de metros.</text:p>
        </text:list-item>
      </text:list>
      <text:p text:style-name="P2">- Anda Zarolho. Vamos! - Chamou. Roberto apoiou-se na enxada com que raspara o <text:s text:c="2"/>chão do galinheiro e ficou por alguns segundos a observá-los enquanto os dois se afastavam. Depois voltou ao laboro.</text:p>
      <text:p text:style-name="P2"/>
      <text:p text:style-name="P2">Simão e Zarolho seguiam pelo estreito carreiro que descia a encosta do outeiro no cimo do qual se situava a casa do avô. Lá do alto a vista em redor era bastante privilegiada. Havia um extenso montado de sobro e azinho que se prolongava até onde o olhar podia alcançar, e que preenchia toda a área por entre a qual serpentavam os longos e esguios braços das duas enormes albufeiras que existiam nas redondezas. Tinha caído alguma chuva na noite anterior e isso era testemunhado pelas poças de água que se haviam formado junto às abas do outeiro, onde o terreno começava já a endireitar e onde os dois chegavam agora. </text:p>
      <text:p text:style-name="P2"><text:line-break/>Passeavam junto à margem da albufeira. Simão entretinha-se a arremessar <text:s/>pedras para a água fazendo-as ricochetear e saltitar junto à superfície. Zarolho aproveitou uma das poças de água junto à berma para saciar a sede. Ia Simão no seu quarto ou quinto lançamento consecutivo quando Zarolho começou a ladrar de forma inquietante, despertando a atenção do miúdo. </text:p>
      <text:p text:style-name="P2">- O que foi Zarolho? O que se passa? - Perguntou-lhe. O animal pareceu nem sequer o ouvir. Zarolho continuava firme na sua posição de alerta e desconfiança em relação à poça, com o corpo completamente estendido para a frente e ligeiramente baixado sobre as patas dianteiras. De vez em quando rosnava para o pequeno espelho de água. Simão aproximou-se dele com a curiosidade cada vez mais aguçada. Pensava que a reacção do seu companheiro se devesse talvez a um encontro acidental com um animal aquático, como uma rã ou uma salamandra por exemplo. Voltou a tentar acalmá-lo.</text:p>
      <text:p text:style-name="P2">- Zarolho! Calma Zarolho! - Chegou junto dele mas não conseguiu perceber o <text:soft-page-break/>porquê da estranha agitação e de tal comportamento. Era apenas uma poça de água igual a tantas outras que por ali havia. </text:p>
      <text:p text:style-name="P2"/>
      <text:p text:style-name="P2">O brilho do sol reflectia de tal maneira na superfície que formava um reflexo quase perfeito, não deixando perceber muito bem o que havia no fundo. Mas de qualquer das formas a água estava bastante límpida e não se se via nada de anormal em suspensão. Também não havia qualquer movimento que fosse minimamente perceptível. Até mesmo as pequenas ondas provocadas pela língua sedenta do próprio Zarolho haviam já serenado por completo. Simão baixou-se e colocou a mão direita sobre o dorso do animal, tentando transmitir-lhe tranquilidade. <text:line-break/>- Mas o que é que se passa contigo? Não há nada aqui!... Estás parvo ou quê?... - Meteu a outra mão dentro de água e agitou-a ao de leve, quebrando por momentos a acalmia que dominava o espelho aquático. <text:line-break/>- Não há nada aqui! - Repetiu o jovem. - Apenas água! Deves estar a ficar caduco com a idade Zarolho... Vamos! - Levantou-se. Nisto, Zarolho solta novo latido e fica a rosnar baixinho. Simão soprou de aborrecimento para com o cão. Estava farto e já se preparava para puxar bruscamente o animal pela coleira quando algo lhe chamou a atenção, fazendo-o abortar o movimento a meio. Parecia-lhe ter visto um reflexo esquisito na água. Olhou a poça por uns segundos e voltou a desviar a sua atenção para o animal que ainda não parara de <text:span text:style-name="T1">fitar </text:span>a superfície, nem por um segundo. Espreitando pelo cantinho do olho, cruzou-se de novo com a mesma e estranha sensação. Por um breve momento, algo de muito veloz se deslocou na imagem molhada, para logo depois voltar a sair do enquadramento da moldura. Talvez Zarolho não estivesse maluco, pensou. Algo curioso acontecera, o quê não sabia.</text:p>
      <text:p text:style-name="P2"/>
      <text:p text:style-name="P2">Simão ficou imóvel a observar a água, evitando provocar qualquer tipo de perturbação na face aquífera do pequeno charco. De súbito, dá um pequeno salto para trás, chegando mesmo a perder o equilíbrio. Uma reacção que o fez cair de costas na terra lamacenta. Assustado, e agora todo enlameado, olhou incessantemente à sua volta tentando perceber o que se passara. Alimentado pela <text:soft-page-break/>curiosidade e pela surpresa, voltou a chegar-se para perto da poça, ajoelhando-se mesmo à<text:span text:style-name="T1"> beira dela</text:span>. Desta vez a imagem continuava lá retratada. Permanecera impávida e serena e não fugira como já o fizera anteriormente. Simão não conseguia assimilar o que os seus olhos viam. <text:line-break/><text:line-break/>- Estarei a sonhar? - Pensou ele em voz alta. Aquilo só poderia tratar-se de um sonho pois era completamente irracional. Demasiado fantástico para ser verdade. Mas por outro lado... Como podia ser um simples sonho se as sensações eram todas tão reais? Só ali estava ele e o Zarolho, no entanto, a superfície cristalina da poça reflectia um elemento adicional. Nela se podia ver uma segunda pessoa. A imagem de um miúdo que, a julgar pela sua expressão, estava tanto ou mais assustado que o próprio Simão. Aquele rapaz, Simão nunca o vira antes em lado algum, portanto teria de ser uma imagem fabricada de raiz pela sua mente. Esfregou os olhos repetidas vezes fazendo uma última tentativa desesperada para despertar daquele estranho sonho. Não surtiu qualquer efeito. Cada vez mais intrigado, Simão fitava o inquietante reflexo de boca escancarada. A certa altura viu os lábios do outro rapaz mexerem-se um sobre o outro. Não se ouviu som nenhum mas pareceu-lhe que ele tinha proferido uma palavra. Apenas uma única palavra. E uma palavra que Simão não percebera. Simão atentou-lhe nos lábios esperando que estes se manifestassem uma vez mais, uma ideia que acabaria por dar frutos passados uns segundos. Da segunda vez que aquela boca se mexeu, Simão achou perceber com nitidez o que ela lhe tentava transmitir: - AJUDA-ME! - Foi isto que Simão conseguiu ler. Testemunhara um pedido de ajuda inaudível vindo de uma imagem reflectida numa poça de água deixada pela chuva do dia anterior. Mais bizarro do que isto seria impossível. Entretanto, Zarolho deixara de rosnar e parecia estar mais tranquilo. Afinal de contas já havia conseguido o que queria, que era chamar a atenção de Simão e levá-lo a ver aquilo que ele descobrira logo assim que ali chegara.</text:p>
      <text:p text:style-name="P4"/>
      <text:p text:style-name="P2">Simão enfiou o braço dentro de água, tentado tocar-lhe, mas ao mesmo tempo temendo sempre que a imagem se desfizesse em mil pedaços e desaparecesse de <text:soft-page-break/>imediato. Ela quebrou-se mas não sumiu. O rapaz em apuros continuava lá. Simão esticava-se ao máximo mas não conseguia tocar no outro nem tampouco no fundo da poça. Incrível era também a sensação que lhe fazia parecer que, apenas alguns centímetros abaixo da superfície a sua mão e o seu antebraço deixavam de estar submersos. Sentia-os livres e libertos do atrito da água, como se pairassem no vazio. Pela lógica o diminuto lago não teria mais do que quinze ou vinte centímetros de profundidade, contudo, exceptuando as bordas do mesmo, a sensação era sempre igual onde quer que enfiasse o braço. Num derradeiro esforço, acabou por se debruçar em demasia, o que fez com que caísse desamparado lá dentro, submergindo e desaparecendo logo de imediato. Zarolho lançou-se à água no seu encalço, tentando socorrê-lo. Também ele teve o mesmo destino, eclipsando-se por completo no pequeno charco pluvial. </text:p>
      <text:p text:style-name="P2"/>
      <text:p text:style-name="P2">Quem quer que testemunhasse aquele incidente e tentasse contá-lo a outrem, seria certamente gozado ou no mínimo desacreditado. Ninguém no seu perfeito juízo acreditaria numa cena tão bizarra quanto aquela que acabara de acontecer; um miúdo e um cão engolidos por uma poça de água. Felizmente ou infelizmente para eles, ninguém viu o acontecimento. A pessoa que se encontrava mais perto do local era Roberto, e esse não fazia a mínima ideia do que acabara de ocorrer a apenas duas centenas de metros de distância da sua horta.</text:p>
      <text:p text:style-name="P2"/>
      <text:p text:style-name="P3"/>
      <text:p text:style-name="P9"/>
      <text:h text:style-name="P17" text:outline-level="2">Capitulo II – O mundo do outro lado</text:h>
      <text:p text:style-name="P3"/>
      <text:p text:style-name="P2">Para acalmar os leitores, devo dizer já que Simão e Zarolho não se afogaram. Não senhor! Neste preciso momento de interrupção da narrativa, eles caíam por um estranho túnel de água e vento dentro do qual remoinhavam suavemente. A viagem naquele quase vácuo durou tão somente uns três ou quatro segundos, não mais que isso. E eles acabariam por atingir solo firme sem qualquer aparato de maior. Com efeito, a aterragem foi estranhamente mais branda do que aquilo que se temeria à partida, sem arranhões ou escoriações a registar. </text:p>
      <text:p text:style-name="P2"/>
      <text:p text:style-name="P2">Simão viu-se de repente sentado num chão de terra e calhaus, junto a um amontoado de arbustos e perto de um carreiro de terra. Uma passagem sinuosa onde ainda eram visíveis os rastos deixados pelo <text:span text:style-name="T1">trotar</text:span> de um ou mais cavalos. Estavam os dois numa floresta onde nem sequer o tipo de arvoredo era o mesmo <text:s/>que eles estavam habituados a ver junto da casa de campo. Simão não fazia a mínima ideia de que sitio seria aquele. Nada do que havia à sua volta lhe era familiar. Nem a ele nem a Zarolho, que parecia deveras desorientado com o que acabara de experimentar, de tão impávido e sem reacção que estava. Era um local esquisito que desconheciam por completo, e além disso era já de noite. Anoitecera num ápice, o belo dia de sol que convidava a passeios matinais havia ficado algures para trás. Contudo, embora a luz do dia tivesse fugido, desintegrando-se vá-se lá saber onde e como, o brilho da radiosa lua cheia que se exibia no astro permitia o perfeito vislumbre das cercanias. <text:line-break/><text:line-break/>Ainda meio atordoado pela surpresa, Simão ergueu-se sobre as pernas e olhou atentamente em redor dele e de Zarolho. Olhou, olhou, e olhou uma vez mais. Não havia maneira de assimilar o que lhes havia sucedido. Como era possível que tivesse ficado de noite de um momento para o outro? E o que acontecera à albufeira e à dita poça de água? Ainda pensou que talvez tivesse batido com a <text:soft-page-break/>cabeça em algum lugar e estaria agora a delirar ou a sonhar. Apalpou o couro cabeludo e procurou em vão por um hematoma que não existia. E porque é que as suas roupas estavam completamente enxutas? Eram tantas as perguntas sem resposta. Beliscou-se a si próprio e só quando sentiu a dor aguda percebeu que, definitivamente, não se tratava de nenhum sonho. Por mais bizarro e absurdo que tudo aquilo lhe parecesse, estava bem desperto e com os sentidos igualmente afinados<text:span text:style-name="T1">.</text:span></text:p>
      <text:p text:style-name="P2"/>
      <text:p text:style-name="P2">Com o choque nem sequer se apercebera dos movimentos irrequietos de Zarolho. Aparentemente recomposto da surpresa, o velho pastor alemão andava entretido a <text:span text:style-name="T1">farejar</text:span> no meio de uns arbustos farfalhudos, abastados de folhas pintadas de um verde muito escuro. Pelas características da sua postura, era óbvio que ele havia detectado algo, outra vez. O animal baixou-se ligeiramente sobre as patas da frente e colocou o focinho encostado ao chão. Pouco depois, com um forte impulso, lançou-se literalmente sobre o emaranhado de folhas. Ouviu-se primeiro um tremendo reboliço ao que se seguiu um ligeiro murmúrio de dor. Nisto, reemergem duas figuras do meio da folhagem onde só uma entrara: Zarolho e o tal miúdo cuja cara Simão reconheceu de imediato. Este último tentava a todo o custo livrar-se dos afiados dentes que lhe apertavam o antebraço. Simão ralhou de pronto ao animal. <text:line-break/>- Zarolho! Pára já! Larga! - Gritou-lhe. O cão obedeceu e foi com alívio que o pobre prisioneiro dos caninos do canino animal se viu liberto de tão doloroso sufoco. </text:p>
      <text:p text:style-name="P2"/>
      <text:p text:style-name="P2">Era um rapaz mais ou menos da mesma idade de Simão, ou talvez até mais novo ainda. Usava uma blusa de malha azul escura, umas calças de fazenda rasgadas no joelho esquerdo e uma boina cinzenta enfiada com maior afinco na parte traseira da cabeça. <text:line-break/>- Quem és tu?... Que lugar é este? - Foram as primeiras palavras de Simão para com ele. O rapaz não lhe respondeu de imediato. Não o fez porque ainda olhava desconfiado e com receio dos imprevisíveis caprichos do animal de quatro patas. <text:soft-page-break/>E este, apesar de o ter deixado voltar a ser dono e senhor do comando do próprio braço, não parava de emitir um rosnar intimidativo que não deixava o pobre catraio à vontade. Simão voltou a respingar com o rafeiro. Desta feita, conseguiu apaziguá-lo administrando-lhe uma dose de palmadinhas na zona do quadril. Depois voltou a insistir com o garoto:</text:p>
      <text:p text:style-name="P2">- Como te chamas? O que fazes aqui? Onde estamos? - Inquiriu sem fazer a mínima pausa entre cada interrogação. </text:p>
      <text:p text:style-name="P2">- Sou o Fred... - Respondeu o miúdo. - ... E estamos na floresta de <text:bookmark-start text:name="__DdeLink__464_1669247659"/>Kargal<text:bookmark-end text:name="__DdeLink__464_1669247659"/>, onde querias que fosse? E tu?... Como te chamas tu? - Retorquiu com naturalidade.</text:p>
      <text:p text:style-name="P2">- Chamo-me Simão... Floresta de Kargal, dizes?... Mas isto não é o Alentejo?... - O outro apenas franziu o sobrolho em sinal de desconhecimento e espanto. <text:line-break/>- Não faço a mínima ideia do que estás a falar. - Continuou Simão. - ... Nem de como aqui vim parar... Talvez tu me possas ajudar... - Interrompeu-se a si próprio. - Mas espera aí!... Tu é que estavas do outro lado da poça a pedir ajuda! - Exclamou, apontando inclusive com o dedo para o seu interlocutor. A cara de espanto que se apoderou de Fred denunciava muito da surpresa que lhe ia na alma.</text:p>
      <text:p text:style-name="P2">- Eu o quê?... Poça o quê?... - Fez uma breve pausa. - Sim, eu de facto pedi-te ajuda quando te vi, agora... estou tão confuso como tu! Apareceste aqui assim de repente, como que por magia... Não sei o que tu estavas a fazer ali dependurado no ar... a pairar no vazio. Conseguia ver-te mas não conseguia passar a barreira. Era como se fosse uma janela, e tu estavas do outro lado do vidro. - Fez outra pequena pausa para recuperar o fôlego. - Caíste por ali! - Disse Fred, indicando algo sobre o ombro esquerdo do outro. Simão rodou o pescoço e a anca e olhou para trás de si. Fê-lo um pouco à maneira de soslaio, com um misto de incredibilidade, receio e apreensão. Ficou tão espantado com o que viu que inclusive as suas pernas tentaram fazer-lhe uma pequena traição<text:span text:style-name="T1">.</text:span> A sua cabeça juntou-se ao bando e também ela tremeu ligeiramente.</text:p>
      <text:p text:style-name="P2"/>
      <text:p text:style-name="P2">Cerca de dois metros atrás dele e a cerca de meio metro acima do chão, uma película de luz translúcida parecida com um espelho oval, pairava suavemente no <text:soft-page-break/>ar. A sensação que teve era a de estar a olhar para uma janela. Uma janela enfiada numa habitação de paredes invisíveis que deixava observar o outro lado da rua. Só que não existia nenhuma parede. Nem tampouco existia nenhuma rua. Existia sim um outro mundo. Uma outra realidade bem mais familiar a Simão do que aquela que o envolvia agora. Pasmado e boquiaberto, aproximou-se da estranha coisa. Conseguia ver a cor azul e as brancas nuvens que habitavam esse céu exterior. Conseguia ver também algumas copas de árvores e uma mancha de água enorme. Reconhecera facilmente aquele ambiente enclausurado dentro daquela espécie de aquário translúcido, todavia, era-lhe demasiado custoso assimilar tão bizarra situação. Era o seu mundo que estava do outro lado, na face oposta do suposto vidro. Era a terra alentejana do seu avô, aquela mesma que ele começava aos poucos a tomar como sua também. Fora dali que ele viera, fora por ali que ele passara. Mas... Seria o seu mundo que estava aprisionado do outro lado da janela?... Ou... Era o mundo do lado de cá que havia sido feito prisioneiro?... Ou... Será que havia sequer prisioneiros nesta história tresloucada? Sentia-se um náufrago entre tantas dúvidas e incertezas. </text:p>
      <text:p text:style-name="P2"/>
      <text:p text:style-name="P2">Simão aproximou-se pé ante pé. Estendeu os dois braços para a frente e tentou fazê-los passar pelo centro da abertura. Não conseguiu fazê-lo. Indubitavelmente, existia ali uma força invisível que lhe bloqueava o livre movimento dos membros. Conseguia tocar a superfície mas não conseguia penetrá-la. No momento em que as suas mãos tocaram na estrutura espessa e aquosa, sentiu um ligeiro formigueiro a percorrer-lhe todo o corpo. Uma pequenina descarga eléctrica que começou na ponta dos dedos e se alastrou como um vírus pelo resto da sua carne. Apesar da surpresa, a sensação não foi nada desagradável e ele nem sequer se assustou muito com isso. Assustado sim que ficou quando a flutuante passagem oval começou a fechar-se sobre si própria. Pouco a pouco e de forma silenciosa, as proporções do buraco desataram a encolher, como um buraco negro que se alimentava de si mesmo depois de ter consumido toda a matéria em seu redor. Numa questão de poucos e curtos segundos tinha já desaparecido por completo. Incrédulo com o que os seus olhos testemunhavam, Simão deixou-se ficar <text:soft-page-break/>com os braços estendidos para a frente, mesmo para além do momento em que toda a estrutura degenerou e se colapsou sobre si própria, sumindo-se por inteiro no vácuo. O seu mundo esfumara-se.<text:line-break/>- Mas o que era isto? - Perguntou-se, ao mesmo tempo que fitava as palmas das suas mãos, virando-as para si. A resposta não veio delas nem de lado nenhum. O que sim chegou aos seus ouvidos, foi o latido aflitivo de uma matilha de cães acossados e o ritmado trote de cavalos que se ouvia ao longe. <text:line-break/>- Rápido! Temos de sair daqui! Temos de fugir rápido! - Exclamou Fred, visivelmente aterrorizado pelos sons que se aproximavam cada vez mais e mais. Simão ficou ainda mais assustado do que aquilo que já estava. Fez uma cara carrancuda e franziu as sobrancelhas de modo desigual. <text:line-break/>- Que dizes?... Fugir?... Mas o que se passa? Fugir de quê? - Questionou. <text:line-break/>- Não há tempo para explicações! Se nos apanham é a nossa sentença de morte. <text:line-break/>- Aquela ultima palavra proferida tocou bem forte no coração do jovem Simão. Os seus olhos ficaram envidraçados e começaram a espelhar o que lhe corroía o espírito: Medo! O terror apoderou-se rapidamente da sua cabeça, retirando espaço a tudo o <text:span text:style-name="T1">resto que lá morava</text:span>. <text:line-break/>- Morte? Mas porquê?... Quem são esses tipos que tanto te amedrontam? Estás a fugir de quê?... Era por isso que pedias ajuda? - As perguntas fluíam-lhe à mente com uma rapidez alucinante, sem dúvida alguma bem mais rápidas do que as respostas do seu amigo de circunstância, já que essas nem sequer se deram ao luxo de comparecer no <text:span text:style-name="T1">falatório</text:span>. Fred correu na direcção dele e agarrou-o pelo braço. <text:line-break/>- Temos de sair daqui!... Agora!... Vamos! Foge agora e pergunta depois! - Insistiu Fred, enquanto lhe dava outro forte puxão, incitando-o a fugir em sentido contrário ao dos seus misteriosos perseguidores. A sua face estava mais pálida do que o brilho do luar alguma vez poderia estar. Os sons tornavam-se assustadoramente audíveis pela proximidade. Demasiado perturbadores inclusive até para uma enorme coruja branca que abandonou à pressa o seu local de repouso, batendo as asas bem por cima da cabeça de Simão, sem que sequer ele desse por isso. </text:p>
      <text:p text:style-name="P2"><text:soft-page-break/></text:p>
      <text:p text:style-name="P2">Fred não esperou mais e desatou a correr. O burburinho que se ouvia (e já não tão longe quanto isso) parecia ter origem no sopé do outeiro que tinham por detrás de si, bem perto do local onde emergia o estreito carreiro de terra que atravessava a floresta e que vinha quase ter com eles. Zarolho começou de novo a rosnar mas não o fazia com grande intensidade. Talvez porque também ele estivesse demasiado receoso em relação ao desconhecido, pensou Simão. Fosse quem fosse que perseguia o Fred, já se encontrava muito perto. Quiçá até irremediavelmente perto demais, pensavam ambos os rapazes numa sintonia involuntária. Um ladrar mais frenético e ruidoso vindo lá do fundo do pequeno vale, lançou-os aos dois (ou melhor... aos três!) numa corrida desenfreada rumo às profundezas da floresta onde a vegetação parecia ser mais densa, um elemento com a ajuda do qual pretendiam proporcionar uma maior cobertura à empreitada de fuga entretanto encetada. <text:line-break/><text:line-break/>Enquanto corriam os três que nem loucos pelo labirinto de troncos erectos, cá mais atrás surgiam os responsáveis por toda aquela algazarra. Surgindo como que do meio do nada, começou a baloiçar no ar um conjunto de várias tochas ardendo em labaredas endiabradas. A imagem dos vultos que se erguiam ao cimo da terra, fazia lembrar um pequeno exército das trevas que subitamente despertara do seu sono debaixo do solo, e que agora rejubilava com a sua libertação e respectiva chegada à superfície. Havia um pequeno grupo de quatro ou cinco homens que vinham montados a cavalo. Mas esses eram aqueles que seguiam pelo trilho e eram tão somente uma minoria. Um outro bando muito mais numeroso e que seguia a pé, deslocava-se por fora dos normais caminhos desenhados no chão. Eram uns dez ou quinze homens (ou criaturas semelhantes, pois ainda não dava bem para ver o que a penumbra tardava em revelar por completo) que, dispersos uns ao lado dos outros, formavam uma espécie de malha côncava destinada a encurralar e a cercar as suas presas. A assustadora nitidez da visão ia aumentando gradualmente com a proximidade. Alguns desses indivíduos, só com muito custo é que conseguiam segurar o ímpeto assassino dos ferozes cães que puxavam pelas respectivas <text:soft-page-break/>trelas. E esses estranhos animais não seriam com toda a certeza criaturas perfeitas aos olhos de nenhum Deus ou qualquer outra forma de divindade. Eram bestas bicéfalas que espumavam pela boca o seu apetite voraz por carne fresca e tenra. Aquelas criaturas andavam à caça e as suas presas sabiam falar. </text:p>
      <text:p text:style-name="P2"/>
      <text:p text:style-name="P2">- Ali ao fundo! - Gritou um dos perseguidores ao avistar as silhuetas que ziguezagueavam velozmente cerca de centena e meia de metros mais adiante. Os jovens puderam ouvi-lo na perfeição e as pernas de Simão quase que o traiam de novo nesse preciso momento. Foi mesmo por muito pouco que não caiu ao chão. A perseguição ganhou vivacidade e o ritmo da mesma acompanhou igualmente esse crescendo. Azaradamente e em parte por culpa do “stress” que sobre ele se abatera, Fred não evita o encalhar num pequeno ramo que estava escondido por debaixo de um amontoado de folhas secas, e estatela-se mesmo nas barbas de Simão. E quando digo que foi nas barbas dele, digo-o mesmo em sentido literal. Isto muito embora o jovem rapaz ainda não se tivesse apercebido daqueles estranhos pêlos que pela primeira vez (e de forma tão esquisita e repentina) começavam a povoar a superfície da sua pele facial. Fred não soltou um único gemido sequer. Ficara inconsciente devido à pancada que sofrera ao impactar violentamente contra o soalho bravio e áspero da floresta. Simão travou a marcha. <text:line-break/>- Fred! Fred! Levanta-te! - Insistiu com veemência. Sem qualquer efeito prático, o único que logrou foi apenas arrancar mais uns horripilantes grunhidos aos seus perseguidores. Zarolho puxava-o pela ganga da perna direita tentando chamar a atenção do dono para o perigo que os rodeava, como se isso fosse mesmo necessário. Simão decidiu não perder mais tempo. Por muito pesar que aquela atitude lhe causasse na consciência, sabia perfeitamente que mais nada poderia fazer pelo seu mais recente amigo. Restava-lhe apenas salvar a sua própria pele, por isso abandonou-o à sua sorte e prosseguiu com a sua corrida de obstáculos. Olhou para trás uma única vez. Foi quando conseguiu ver o seu amigo a ser rodeado por uma pequena matilha de ferozes animais. Depois, juntamente com o desvanecer dessa perturbadora visão, acabou por perder também o equilibro, muito <text:soft-page-break/>à semelhança do que acontecera ao outro. À sua volta tudo começou a girar como o faz a roda de um carrocel desgovernado. Simão caiu por um estreito buraco no solo que se lhe abrira subitamente por debaixo dos pés.</text:p>
      <text:p text:style-name="P2"/>
      <text:p text:style-name="P2">A cova não tinha muito mais de diâmetro do que Simão tinha de largura, mas isso foi quanto bastou. A fissura correspondia a uma chaminé de uma gruta escondida debaixo do manto da floresta. A peculiar abertura mais fazia lembrar uma armadilha propositadamente escavada no solo, uma trapaça destinada a capturar os viajantes mais incautos e intrépidos que por ali se aventurassem. Involuntariamente, Simão tornara-se um desses. Viu-se a ser engolido repentinamente para o seu interior, logo desaparecendo por entre um emaranhado de raízes e de terra lamacenta, ao que se seguiu um role de cambalhotas condimentadas com uma pitada de escoriações à mistura, até ao ponto em que, por fim, a conturbada descida teve o seu término. Simão perdeu os sentidos.</text:p>
      <text:p text:style-name="P4"/>
      <text:p text:style-name="P10"/>
      <text:h text:style-name="P17" text:outline-level="2">Capitulo III – O mistério da floresta</text:h>
      <text:p text:style-name="P5"/>
      <text:p text:style-name="P2">Não sei dizer ao certo quanto tempo o rapaz ficou inconsciente. Só sei que desde o momento em que acordou até ao momento em que se decidiu mover, terão passado cerca de vinte minutos. E fê-lo sobretudo compelido pelas insistentes lambidelas de Zarolho, que por espontaneidade e lealdade se lançara no mesmo precipício. Simão transpirava desconforto a vários níveis. O facto de sentir o corpo dorido causara-lhe uma resistência psicológica à execução de quaisquer movimentos físicos. <text:s/>O seu semblante denotava cansaço e desorientação, e como se isso não bastasse, o seu cérebro travara-lhe os membros. A sua primeira reacção foi acariciar o pêlo do seu fiel companheiro. No entanto, havia algo de estranho nessa sensação e que fugia aquilo que lhe era familiar. <text:line-break/>- O teu pêlo está esquisito... - Confessou ele ao animal. Sentia-o menos suave ao toque. Arregalou os olhos de surpresa ao verificar que, muito embora o fizesse sem qualquer intenção e sem que nada o pudesse prever, o seu suave e desinteressado gesto de afecto arrancara um bom punhado de pêlos do cachaço do animal. Parecia que Zarolho tinha sido vitima de um súbito ataque de <text:span text:style-name="T1">alopecia</text:span> canina (se é que tal coisa existia). Os instantes que se seguiram, dedicou-os à árdua tarefa de percepção do evento ocorrido.</text:p>
      <text:p text:style-name="P2"/>
      <text:p text:style-name="P2">Depressa se tornou óbvio que se encontrava envolvido pela escuridão de uma caverna subterrânea, disso não tinha a menor dúvida. O cheiro abundante a amónia atrofiava-lhe os sentidos. Olhando por cima da sua cabeça, podia ver com clareza as raízes das árvores e dos arbustos que forravam o tecto da térrea concavidade. Assemelhavam-se a extensões de braços vegetais que tentavam desesperadamente agarrar-se com firmeza às paredes circundantes, evitando a todo o custo o que parecia ser uma inevitável queda no vazio. Ao apoiar-se no chão com ambas as mãos, conseguindo forçar-se assim a ficar sentando sobre as nádegas, Simão sentiu numa delas o tactear de uma substância mole e repugnante ao contacto. Ao <text:soft-page-break/>olhar para baixo reconheceu de imediato a origem dessa sensação. Nunca antes ele havia tocado em excrementos de morcego mas sabia muito bem que era disso que se tratava. As duas excursões de espeleologia que fizera no final do verão passado com o seu pai haviam-lhe ensinado umas quantas coisas a respeito. Dada a abundância do dito material fertilizante, dissiparam-se todas e quaisquer dúvidas de que aquele recôndito buraco seria certamente um local de pernoita para uma grande comunidade daqueles mamíferos alados. Felizmente parecia que ninguém estava em <text:span text:style-name="T1">casa àquela hora.</text:span></text:p>
      <text:p text:style-name="P2"/>
      <text:p text:style-name="P2">Da penumbra envolvente e gélida ressaltavam tão somente duas fontes de claridade. Uma por cima e por detrás de si, e a outra quatro ou cinco metros à sua frente, ligeiramente descaída para o seu lado direito. Sobre a primeira não lhe restavam dúvidas que teria sido aquela a sua porta de entrada naquele mundo subterrâneo. Essa era para esquecer. Mas era precisamente a segunda abertura a que mais lhe despertava a curiosidade. Ergueu-se lentamente do seu leito forçado e deslizou em direcção à luz exterior. Zarolho seguia-o bem de perto. Com cautela, Simão assomou-se para o lado de fora do covil. O dia parecia caminhar para o seu final mas definitivamente não era de noite, por isso não sabia se ali estava há muito tempo ou se as mudanças repentinas eram simplesmente um capricho das noites e dos dias por aquelas bandas.</text:p>
      <text:p text:style-name="P2"/>
      <text:p text:style-name="P2">O declive era ligeiramente acentuado. Diante de si desfilava um estreito carreiro de terra batida (talvez o mesmo que vira antes) que a julgar pelo que a sua vista conseguia alcançar, conduziria aos confins daquela floresta, já que delineando com os olhos esse mapa imaginário, conseguia perceber facilmente a última malha de árvores que marcava a fronteira entre os limites do bosque e o extenso prado de campo aberto que se lhe avizinhava.</text:p>
      <text:p text:style-name="P2"/>
      <text:p text:style-name="P2">No preciso momento em que se decidira a rastejar para fora daquele cárcere de rocha, raízes e terra, o mítico rosnar abafado e inquietante de Zarolho fê-lo hesitar. Zarolho havia-se detido mesmo à entrada (ou saída, neste caso) da cova <text:soft-page-break/>e começava agora a recuar aos poucos. O seu amigo canino pressentira algo de errado ou anormal e era aquela a forma que encontrara para alertar e precaver o jovem Simão. O rapaz entendeu e decidiu resguardar-se um pouco mais. Tentou de seguida acalmar o bicho, colocando-lhe a mão (ainda impregnada da tal matéria repugnante) paulatinamente sobre a cabeça. <text:s/><text:line-break/>- Calma Zarolho... Fica quietinho! - Ordenou em tom de sussurro. Zarolho, obediente, assentiu ao gesto e logo se sentou sobre o <text:span text:style-name="T1">quadril</text:span>. O animal olhou ainda de relance para Simão, como se estivesse a tentar passar-lhe a ideia que este poderia ficar tranquilo e que ele não iria de forma alguma delatar a posição dos dois. Mas Simão não podia compreendê-lo e tudo o que lhe restava era mesmo rezar para que tal não viesse a acontecer. Felizmente para ambos estavam em perfeita sintonia nesse aspecto. Desta forma, ficaram ali os dois imóveis e em silêncio durante quase um minuto. Findo esse pequeno (eternamente longo, pareceu) momento de apreensão, o som do <text:span text:style-name="T1">galopar</text:span> e o ruído de uma conversa desconcertante e enigmática (que por diversas vezes se assemelhou mais a grunhidos de animais selvagens) dos indivíduos <text:s/>que antes o perseguiram a si e a Fred (supunha ele que fossem esses mesmos), ia-se aproximando cada vez mais do covil onde o rapaz e o canídeo se abrigavam. E afinal de contas não estava minimamente errado. A confirmação de que realmente se tratava do grupo dos seus perseguidores surgiu através da macabra aparição de uma testemunha directamente envolvida na referida história. Falo, claro está, de Fred. Vitima da mais pura das crueldades, ou tão somente de uma vontade <text:span text:style-name="T1">mentecapta</text:span>, não sei dizer ao certo. O que sei é que Fred surgiu defronte dos olhos de Simão, encarcerado numa espécie de gaiola quadrada que se deslocava sobre duas rodas. Vinha enclausurado numa carruagem de reduzidas dimensões, puxada pela destreza e força de um enorme cavalo cinzento, em cima do qual seguia montada uma sinistra figura de capa negra e de face ocultada por detrás de uma máscara de ferro. </text:p>
      <text:p text:style-name="P2"/>
      <text:p text:style-name="P2">A escolta à carroça, no cimo da qual estavam amarrados e amontoados uns quantos objectos que se assemelhavam a molduras, era feita por mais dois tipos montados a cavalo. Esses animais de pêlo sedoso, eram também eles de cor cinzenta, muito <text:soft-page-break/>embora todos apresentassem ligeiras diferenças de tonalidade entre si. Para além destes três misteriosos cavaleiros, acompanhavam o grupo mais dois brutamontes vestidos do pescoço para baixo com uma bizarra vestimenta feita de uma malha metálica. Na cabeça não ostentavam qualquer armadura, nem nenhum tipo de máscara. Tampouco havia aí lugar para órbitas ou olhos. Os seus rostos (ou aquilo que estava no sitio onde supostamente deveria estar uma face) eram pouco mais do que manchas negras e disformes onde as duas únicas protuberâncias que pareciam encaixar, ou fazer ali algum sentido, eram; um pontiagudo e verrugoso nariz e uma boca ladeada por um par de grossos e torpes lábios. Um daqueles monstros segurava por intermédio de uma rédea de correntes metálicas uma outra besta ainda mais irreal que o respectivo amo. Um animal de quatro patas e duas cabeças que fazia lembrar algo como uma má experiência de alquimia ou feitiçaria (ou então um verdadeiro sucesso num desses casos) de um qualquer aprendiz de mago tresloucado. (Na verdade... todos os que ali iam seriam potenciais produtos dessas mesmas experiências). Além de bicéfalos, estes animais de pelo liso e porte atlético eram também ciclopes, pois cada uma das suas cabeças contava apenas com um olho, precisamente o que correspondia ao lado do pescoço que cada uma delas ocupava. Simão estava petrificado e a sua alma estava em estado de choque<text:span text:style-name="T1">.</text:span></text:p>
      <text:p text:style-name="P4"/>
      <text:p text:style-name="P2">Já a linha do horizonte tinha engolido os peculiares transeuntes do entardecer, quando Simão se atreveu a sair para fora do buraco. - Vamos! - Disse para o animal. Apesar da aparente convicção com que falou para o cão, tinha bem ciente que seria muito provável que o restante grupo ainda andasse pela redondezas à sua procura. Ainda assim resolveu sair dali. Aquele lugar claustrofóbico causava-lhe demasiados arrepios. Cautelosamente, os dois desceram os íngremes metros que os separavam do caminho. Simão continuava num estado mental algures entre o trauma <text:s/>e o transe, como que hipnotizado mas ao mesmo tempo perfeitamente consciente dessa dita situação. A última hora fora desconcertante (a sua noção de tempo dizia-lhe que era mais ou menos esse o período que havia passado), mas nesta altura já se conformara que não estava a dormir e a sonhar. <text:s/><text:soft-page-break/>Muito embora se sentisse como que aprisionado dentro de um pesadelo mórbido, <text:s/>deste, estava certo que não haveria forma de acordar, já que se a queda e as dores e feridas dela resultantes não foram suficientes para isso, dificilmente algo mais o seria. Nunca antes em ocasião alguma se sentira tão só e amedrontado em toda a sua vida. Felizmente, gozava ainda da companhia de Zarolho, certo de que ficaria desesperado se porventura também o perdesse. Para tentar limpar a sujidade que começava a acumular-se no seu subconsciente, prometeu a si mesmo que não se permitiria ter mais pensamentos daquele género, evitando com isso cair numa zona de trevas onde não houvesse caminho de retorno à lucidez. Não sabia que rumo tomar, mas algo no seu intimo o incitava a seguir a mesma direcção que o macabro bando tomara. Talvez Fred fosse a única pessoa que o pudesse ajudar, ou talvez não o fosse de forma alguma, no entanto, era ele a única pessoa que conhecia naquele estranho mundo, e para Simão, isso significava tudo.</text:p>
      <text:p text:style-name="P2"/>
      <text:p text:style-name="P2">A serenidade do ocaso começava a surgir por entre o labirinto de troncos, acariciando ao de leve as folhas da copa das árvores com os suaves e quentes tons dos últimos raios de sol. Começava a arrefecer ligeiramente, muito por culpa da deslocação de uma suave e gélida brisa que soprava vinda do norte. Simão sentia-a e ouvia-a a serpentar por todo o lado, deslocando-se rápida e invisivelmente, qual fantasma esvoaçante a manifestar todo o seu contentamento por finalmente ter chegado a hora de sair do esconderijo. À medida que a noite ia colocando o seu véu sobre a floresta, ela começava a ganhar cada vez mais vida (ou talvez apenas a voltar à normalidade depois da passagem da caravana do inferno). Os seus habitantes pareciam estar a despertar do estado de hibernação em que se encontravam. Ouviam-se galhos a quebrarem-se, folhas a serem remexidas, grilos e cigarras a entrarem em estranhos desafios de canto, o regougar distante de uma raposa, o piar longínquo de um mocho... depois... o estridente e ensurdecedor sibilar de um pequeno grupo de morcegos que voou na direcção de Simão e só por milagre não chocou com ele, de tão apressados que iam no regresso ao seu dormitório. Bem... pensando melhor na coisa... se calhar, <text:soft-page-break/>mais do que outra coisa, foi mais devido à sua fenomenal ferramenta de <text:span text:style-name="T1">ecolocalização</text:span> que o embate não se concretizou. Mas isso também não interessa muito! O que importa dizer é que Simão ficou mais pálido do que a coruja que não vira momentos antes. Hesitantes a principio, duas grossas gotas de suor gélido decidiram escorrer-lhe pela testa abaixo, deslizando até à base do queixo. Passou a mão pelo respectivo, e qual não foi o seu espanto quando o toque não lhe deu a sensação que esperava. A sua pele estava a ficar cada vez mais áspera e a perder aquela ingénua suavidade que é normal na tez das crianças. A sua barba tinha chegado para ficar. Principiaram a caminhada...</text:p>
      <text:p text:style-name="P2"/>
      <text:p text:style-name="P2">Ao chegarem à orla da floresta, um enorme prado de campo aberto aguardava a passagem dos dois caminhantes. Era um vale de inclinação suave, que subia aprisionado entre o sopé de duas montanhas que se erguiam de forma majestosa diante dos transeuntes. Eram como duas guardiãs da ténue fronteira entre a serenidade (pelo menos aparente) da terra e os agitados céus onde milhares de pequenos pontinhos luminosos cintilavam sem parar, enquanto outros riscavam com pressa o fundo negro do quadro celeste. Aquele lugar idílico poderia muito bem ser o esculpido testemunho da demorada passagem de um glaciar ancestral. Lá ao fundo, bem longe, junto à vertente do lado direito do vale, avistavam-se três focos de luz que se deslocavam em fila indiana. Para Simão, havia fortes possibilidades de se tratar da mesma comitiva sinistra que vira do interior do covil dos morcegos. O tempo que entretanto decorrera seria mais ou menos proporcional a um avanço semelhante. Continuaram...</text:p>
      <text:p text:style-name="P6"/>
      <text:p text:style-name="P2">A certa altura, interrompendo o silêncio quase perfeito que se fazia sentir no vale, ouviu-se o grito imponente e altivo de uma qualquer ave de rapina nocturna. No céu a leste de Simão o bater de umas enormes asas eclipsou a lua cheia. Depois, soltou outro grito... e mais outro ainda antes de se calar. O animal alado desenhou meia dúzia de trajectórias circulares sobre a cabeça de Simão e Zarolho antes de desaparecer novamente, <text:s/>mergulhando na imensidão da escuridão. Simão estava a ser observado dos céus e não tinha noção disso porque <text:soft-page-break/>estava imensamente ocupado a ver um filme. Pela sua cabeça passava uma curta-metragem onde os seus pais e o seu avô, personagens secundárias dessa história, procuravam desesperadamente por ele. Com certeza que a esta altura já andariam todos loucos à sua procura, em busca da personagem principal do dito enredo... As saudades dos seus familiares e o medo de nunca mais voltar a vê-los invadiram-no tanto de tristeza que acabou mesmo por soltar umas quantas lágrimas. Zarolho ouviu o seu fungar e acercou-se dele, percebendo talvez que algo ia mal na cabeça do agora seu dono. Lambeu-lhe a mão em seguida. </text:p>
      <text:p text:style-name="P2"/>
      <text:p text:style-name="P2">Simão deixou-se ficar impávido e sereno durante uns bons minutos. Exactamente o tempo que decorreu até que o seu cérebro restabeleceu de novo a ligação à terra e o seu coração serenou o tresloucado ritmo de arritmia. E foi no preciso momento em que a acalmia regressava, que uma mão enrugada e furunculosa se lhe pousou sobre o ombro, fazendo com que a bomba que lhe alimentava de sangue o corpo sofresse uma travagem brusca, deixando inclusive de bater durante uns milésimos de segundo, apenas para de novo voltar a entrar em corrida desenfreada. O susto foi de morte, mas o catraio logrou agarrar-se à vida (pelo menos por mais algum tempo). Quando se virou para ver o que estava atrás de si, os seus membros deixaram de reagir. Nem os seus castanhos e envidraçados olhos pestanejaram. <text:line-break/></text:p>
      <text:p text:style-name="P2">- Calma! Não queria assustar-te. - Balbuciou uma estranha figura de silhueta disforme... (Mas assustou deveras!... E ninguém que tivesse estado na pele de Simão naquela altura, o poderia censurar por isso). Diante de si, ainda com o braço estendido na direcção do rapaz, estava um velho homem de vestes rasgadas, de pele suja e enegrecida, bastante desgastada pela idade que acumulava. Tinha um cabelo desgrenhado nojento, comprido e cheio de oleosidade, que parecia não ver uma pinga de água há muitos meses. O odor que emanava daquele corpo magricela onde os ossos pareciam querer perfurar para a parte de fora da pele, era absolutamente horrível. Quase tão hediondo como o aspecto putrefacto da criatura que o produzia. Neste preciso momento, no braço esticado daquele velho <text:soft-page-break/>vagamente humano e de aspecto doente, uma ave de rapina aterra de forma perfeita, batendo apenas uma única vez as enormes asas para ganhar sustentação e lograr equilibrar-se no poleiro. Era um falcão enorme.</text:p>
      <text:p text:style-name="P2"><text:s/></text:p>
      <text:p text:style-name="P2">- Não devias segui-los. - Continuou. - São assassinos perigosos... Principalmente um jovem rapaz como tu... É isso que eles procuram... jovens... - Rolou os olhos para o chão ao proferir as últimas palavras, denotando-se-lhe ali algo de muito triste e nostálgico. Estupefacto e ainda a refazer-se do susto que quase o assassinara, Simão não conseguia entender patavina do que o outro lhe dizia. <text:line-break/>- Que dizes?... Quem és tu? - Inquiriu o rapaz, franzindo grande parte da face. - A bizarra personagem esboçou um leve sorriso encalhado e aprisionado por entre uma dentadura amarelada e bastante incompleta. <text:line-break/>- Lurival! – Respondeu. - O meu nome é Lurival... Sou o guardião desta floresta.. E o teu nome? - Simão apresentou-se a si e ao seu amigo de quatro patas. <text:line-break/>- O que fazes tu aqui?... E porque seguias os Krotars? - Prosseguiu o maltrapilho. Simão continuava sem saber bem o que dizer ou fazer. - Guardião da floresta?... - Foram as suas únicas palavras. Ele nem sabia que lugar era aquele onde tão misteriosamente fora parar sem mais nem menos, quanto mais saber alguma coisa sobre aqueles tais de Krotars, ou lá o que era que o tal de “guardião” estava a falar. Como se transmitidas através de telepatia, de alguma forma as suas preces internas ter-se-ão tornado audíveis aos ouvidos de Lurival, já que este resolveu dar expressão verbal ao silêncio interrogador que ia na cabeça de Simão.</text:p>
      <text:p text:style-name="P2"/>
      <text:p text:style-name="P2">Lurival deu então início a um grotesco relato. Explicou-lhe quem eram os Krotars (aqueles tipos repugnantes que haviam levado o Fred) e o perigo que eles representavam para todos os miúdos de tenra idade como Simão... ou como ele próprio, acrescentou a dada altura. Sim!... Disse bem... Como ele próprio... Não me enganei nem é nenhuma gralha do texto! (Por mais bizarro que o emprego de tal <text:soft-page-break/>frase vos possa parecer nesta altura). Passo então a explicar preto no branco tudo aquilo que Lurival contou a Simão. Aos mais fracos de estômago aconselho a pararem a leitura por aqui. Os mais destemidos estão à vontade para passarem para o parágrafo seguinte.</text:p>
      <text:p text:style-name="P2"/>
      <text:p text:style-name="P2">Segundo se conta por aí (e isto aqui vão ser as palavras de Lurival a tomarem forma)... Há muitos muitos anos atrás, um cavaleiro forasteiro vindo de uma aldeia muito distante, galopava pela floresta de Ghandar (aquela mesma onde Simão se encontrava agora) quando se deparou com uma bela jovem, sozinha no meio de uma clareira. Sentada sobre a sua branca camisa de noite, a jovem escondia a cara junto aos joelhos dobrados, ao mesmo tempo que se desfazia em lágrimas e soluços incontroláveis. Curioso, o tal cavaleiro desceu de cima da <text:span text:style-name="T1">cavalgadura</text:span> e aproximou-se da moça. Indagando-se primeiro sobre o seu estado físico e psicológico, ofereceu-se logo para a auxiliar. <text:s/>A história que dela ouviu pouco ou nenhum sentido parecia fazer. Insistia em que não era daquele (deste) mundo e que não fazia a mínima ideia de como ali chegara. A última coisa de que se lembrava era de se ter deitado na cama à noite depois de jantar. Confessou-lhe que sofria de sonambulismo e que por uma ou outra vez chegara mesmo a ser encontrada fora de casa, por isso achava que essa seria uma causa plausível para tamanha desorientação e para o facto de estar perdida. Segundo o que ela terá contado ao tal cavaleiro, poderia muito bem ter caminhado vários quilómetros sem que se apercebesse disso. De facto,(e aproveito para fazer aqui um pequeno parêntesis <text:s/>de interrupção ao discurso de Lurival)... a solução do enigma passava em parte pela explicação ligada ao sonambulismo. Mas não só! </text:p>
      <text:p text:style-name="P2"/>
      <text:p text:style-name="P2">Nem Lurival nem esse tal cavaleiro de que ele falava tinham forma de saber como começara o infortúnio daquela jovem, mas eu sei! Por isso vou partilhá-lo com o leitor. Efectivamente, o acidente ocorreu enquanto a rapariga dormia. No mais terrível de todos os ataques de sonambulismo que tivera, conseguira sair porta fora por volta das três da manhã, atravessara a rua (não interessa detalhar sobre o local onde ela morava) e foi até ao jardim de um dos vizinhos da frente. <text:soft-page-break/>Foi lá que a dormir viu algo que lhe cativou atenção. Um reflexo familiar. O seu outro eu espreitava translucido e invertido no fundo de um velho poço que ali existia. Foi sobre a sua borda que ela se debruçou em demasia e foi para dentro dele que ela acabou por cair. Só que em vez de sucumbir vitima de uma morte lenta e penosa por afogamento, acabou por se ver transportada para o chão da dita clareira onde fora depois encontrada. A distância que ela percorrera enquanto dormia não fora mais do que uma centena de metros, no entanto, encontrava-se naquela altura a um mundo de distância daquele que era realmente o seu mundo. </text:p>
      <text:p text:style-name="P2"/>
      <text:p text:style-name="P2">Bem... voltando agora a Lurival e a Simão... De <text:s/>certo já estarão a pensar que Simão é capaz de ter interrompido o relato de Lurival mais ou menos por esta altura, dada a afinidade de dito acontecimento com aquilo que lhe sucedera a ele próprio. E estão certos quanto a isso! No entanto, o que me importa agora é mesmo contar o resto da sua história.</text:p>
      <text:p text:style-name="P2"/>
      <text:p text:style-name="P2">Pois bem... Continuando... Como seria mais ou menos espectável, o tal cavaleiro julgou que a narrativa que ouvia mais não era do que o resultado do delírio de uma jovem moça, que perdida e assustada, balbuciava disparates sem mais não. Como ela continuava a insistir na sua versão rocambolesca dos acontecimentos, o tal homem resolveu subi-la para o seu cavalo e assim levá-la até à aldeia mais próxima que encontrasse. Fazia-lo com a esperança que a jovem atormentada acabasse eventualmente por ser reconhecida por alguma cara familiar. A ideia até que nem era má, mas acontece que aquilo que sucedeu em seguida foi tudo menos previsível.</text:p>
      <text:p text:style-name="P2"/>
      <text:p text:style-name="P2">Mal haviam chegado à primeira aldeia que encontraram, uma pequena localidade chamada zircutah, logo uma pequena multidão se começou a reunir em volta deles, alimentados por aquela curiosidade natural que tal como uma doença parece afectar os habitantes dos pequenos aglomerados quando vêm alguém desconhecido que pelas suas terras se passeia, olhando depois esses estranhos como se fossem <text:soft-page-break/>eles mesmos uma espécie de portadores da peste. Ninguém daquele sítio reconhecia a rapariga. E ela bem que insistia que isso era simplesmente impossível pois nunca na sua vida vira aqueles lugares. No meio do burburinho sorrateiro que se gerou quando o curioso relato foi contado, alguém terá gritado em voz alta uma palavra desconcertante: - Bruxa! - Ouviu-se alguém dizer. E não foi preciso muito para que outras vozes de concordância se começassem a levantar com uma intensidade crescente. Várias mãos caíram de imediato sobre o seu inocente corpo, rasgando-lhe inclusivamente as frágeis vestes. Uma multidão exaltada tentava desta forma encontrar aquilo que designavam por: “insígnia do diabo”. O sinal daquele ser que, segundo aquelas gentes e as suas crenças, marcava com o seu selo real todas as almas que a ele se entregavam. Somente a intervenção mais clarividente de dois ou três dos elementos mais respeitados da aldeia terá poupado a vida da jovem e do seu acompanhante. Assim, e para seu grande infortúnio, em vez de ajuda a pobre rapariga e o seu príncipe de circunstância viram-se seriamente ameaçados, sendo forçados a abandonar de imediato aquelas paragens, sob pena de acabarem linchados no chão da calçada em poucos minutos.</text:p>
      <text:p text:style-name="P2"/>
      <text:p text:style-name="P2"><text:span text:style-name="T1">Os dois vaguearam durante cerca de um dia e duas noites, </text:span>com pouca água e menos comida ainda, antes de voltarem novamente a ter contacto com algo que não caminhasse sobre quatro patas ou que não se movesse com o auxilio de duas asas. Depararam-se com alguém que os acolheu e reconfortou. Foram acolhidos por uma senhora idosa, bastante velha mesmo. Mortigua era o seu nome. Uma pobre viúva que vivia sozinha há muitos anos. Uma velha mulher que outrora fora também ela excomungada da aldeia onde vivera com o marido (ainda presente entre o mundo dos vivos nessa altura) por alegadas práticas de bruxaria e outros rituais satânicos. E essas alegações tinham todo o fundamento.</text:p>
      <text:p text:style-name="P2"/>
      <text:p text:style-name="P2">Aquilo que se se diz por aí é que a velha bruxa, numa altura em que o prenuncio da morte já rondava a sua aura e os correspondentes anjos anunciadores já lhe assaltavam os sonhos, terá acarinhado a jovem rapariga como se de uma verdadeira filha se tratasse. De certa forma, ela acabaria por se tornar na primeira cobaia <text:soft-page-break/>da sua macabra descoberta, do seu mais fantástico feitiço para o qual pouco ou nada contribuiria de forma não acidental. Mas isso é um assunto que só contarei mais tarde. Já lá irei daqui a pouco. Quanto ao tal cavaleiro (e isto segundo palavras do próprio Lurival que teve uma branca no preciso momento em que contava esta parte), ninguém sabe ao certo o que lhe aconteceu. Passando adiante... Ora como eu estava a contar (ou melhor, Lurival)... Mortigua tornou-se na mentora da jovem rapariga, transmitindo-lhe os saberes das sempre atraentes artes do oculto. Inocente, a malograda jovem não fazia a mínima ideia dos planos demoníacos que passavam pela cabeça da velha, e pouco a pouco foi-se deixando enredar mais e mais na meticulosa teia que ela lhe engendrara. Mortigua <text:s/>conduziu-a tão sabiamente que acabou por fazer dela algo mais que uma simples discípula. Fez dela a sua substituta. O seu legado. A sua herança e a sua vingança. E a sua vingança passou a ser também a de Kira, o nome desta tal jovem que aos poucos se ia tornando numa aprendiz de feiticeira. Mortigua incutiu nela um ódio tremendo pelos povos que habitavam a gigantesca e amaldiçoada floresta. O mesmo povo que a maltratara. Mas o maior segredo que a velha bruxa lhe confessou foi um pelo qual muitos homens matariam. Não era propriamente a fórmula miraculosa para a eterna juventude, mas andava lá bastante perto. <text:s/>Digamos que era um retardador de envelhecimento. De entre os vários ingredientes para essa poção mágica destacava-se sobretudo um. O seu ingrediente principal, o componente essencial dessa fórmula miraculosa, era o sangue quente e vivo de jovens crianças em idade de inocência. </text:p>
      <text:p text:style-name="P2"/>
      <text:p text:style-name="P2">Eu, como narrador independente desta história, sinto-me aqui novamente na obrigação de criar um parêntesis e interromper Lurival, já que sou o único que tem a informação de que, inicialmente, o destino de Kira era ser vitima de um desses sangrentos sacrifícios, mas para sorte (ou não) da jovem, os planos que para si haviam sido reservados, acabariam por vir a ser radicalmente diferentes. Logo aquando do primeiro contacto visual entre as duas, Mortigua viu algo nela que a fez mudar de estratégia. Observou um daqueles pontos fracos que apenas olhos experimentados como os seus conseguiam detectar... e aproveitar.</text:p>
      <text:p text:style-name="P2"><text:soft-page-break/></text:p>
      <text:p text:style-name="P2">Kira seguiu piamente os passos daquela que um dia chegou inclusive a tratar por “mãe”. Adicionalmente, acabou por ser ela própria a lançar um terrível feitiço sobre a tal floresta que estivera na origem de todo o seu infortúnio. A mesma floresta onde “nascera” para uma estranha e nova vida, e a mesma floresta onde fora alvo de humilhação, de desprezo e de injurias abomináveis a todos os níveis. O alcance da sua magia negra e do seu feitiço predilecto coincidia com os limites físicos do referido local. Um sitio sem nome específico pertencente ao condado de Targal e que Mortigua resolvera um dia baptizar de: “A Floresta dos Espelhos”. Nome que esta derivou da tal descoberta que vos anunciei anteriormente e a qual vos explicarei mais adiante. Mas não sem antes contar em que consistia o tal feitiço.</text:p>
      <text:p text:style-name="P2"/>
      <text:p text:style-name="P2">A ideia, rica em perversão, era de conceito bem simples até. Como fora aquele sitio e aquelas gentes que ali habitavam que de certa forma lhe haviam roubado <text:s/>parte da sua inocência e da sua juventude, todos aqueles que dos seus limites ousassem passar, começariam a envelhecer prematuramente e a um ritmo bem acima do normal, até ao ponto de ficarem velhos decrépitos e cansados. Era o mesmo tipo de envelhecimento prematuro que estava a afectar também Simão e Zarolho (embora ainda de forma lenta), e mais ou menos o mesmo que aconteceu(ia) a Lurival, o tal jovem cavaleiro que enfeitiçado e privado de memórias, apenas conseguia narrar parte de uma história da qual também fizera parte. Ele próprio fora vitima de um feitiço ainda mais cruel. A sua “missão” era deambular para todo o sempre (na verdade o alcance real do feitiço era de apenas umas quantas centenas de anos) pelos limites da floresta, os quais estava expressamente proibido de cruzar, sob pena de se tornar num furúnculo ambulante centenário. Como se isso não bastasse, as poucas memórias que não lhe haviam sido roubadas, haviam sido afectadas e manipuladas de forma habilidosa. Involuntariamente, ao contar tão somente “meia-verdade” (toda a que sabia) aos atarantados viajantes que sem mais nem menos “aterravam” naquela floresta, o que estava a fazer era a estender-lhes uma passadeira vermelha e a entregar-lhes um bilhete só de ida <text:soft-page-break/>para os domínios de, primeiro Mortigua, e agora Kira. </text:p>
      <text:p text:style-name="P2"/>
      <text:p text:style-name="P2">-<text:span text:style-name="T1"> Então é isso que nos está a acontecer também</text:span>? - Interrompeu Simão a certa altura, estupefacto com tudo o que Lurival acabara de lhe revelar. Olhou para as mãos, como se procurasse mais um sinal de desgaste. Não o encontrou, mas em contrapartida conseguiu ver que os seus dedos tremulavam de desconforto e de medo, e porque não dizer de algum frio também. <text:line-break/>- Está a começar. - Completou Lurival. - Começa devagar mas à medida que o tempo passa e... se te afastares demasiado da floresta... o processo começa a acelerar. - Simão ficou impávido e sereno perante aquelas palavras. Sentia-se prisioneiro delas, como se o envolvessem numa camisa de forças invisível. Mas o pior sobre aquela condição era mesmo o facto de o tal envelhecimento prematuro não significar uma aceleração em direcção ao final da vida. O envelhecimento era apenas exterior. Apenas estético. Tomando como exemplo o corpo de Lurival, este tinha o aspecto de um velho de cem anos ou mais, no entanto, por dentro, o espírito daquele homem não ultrapassava a fasquia dos trinta anos de idade, pois era tão somente esse o número exacto de anos que decorrera desde que o seu nascimento tivera lugar até à idade em que fora enfeitiçado. Todos aqueles que por aquele sítio amaldiçoado se aventurassem a passar, ficavam apenas com duas alternativas à escolha: Manterem até ao fim das suas vidas o aspecto que tinham na altura em que foram enfeitiçados mas condenados a viverem confinados àqueles terrenos, ou, envelhecerem anos em espaço de horas, levando uma vida normal (e isto apenas em termos de duração) fora daquele lugar encantado. O caso de Lurival era ainda mais extremo.</text:p>
      <text:p text:style-name="P2"/>
      <text:p text:style-name="P2">Havia contudo excepções. Seres que podiam entrar e sair livremente daqueles campos sem que nada lhes acontecesse. Mas essas excepções não eram para criaturas normais. Eram para criações adulteradas, bestas de aspecto monstruoso que venderam um dia os seus serviços a Mortigua e por isso ficaram assim. Criaturas disformes que se tornaram vassalos dessa velha. Um espólio de servos sanguinários herdado por Kira e que a ajudava a manter as populações vizinhas <text:soft-page-break/>atemorizadas, aquelas gentes um tanto ou quanto mais afortunadas pelo simples facto de não viverem ali, e que não se atreviam sequer a pisar aquelas terras. E era precisamente desses povos melindrados que ela exigia oferendas para saciar a sua sede de vingança, prometendo manter o seu poder funesto apenas sobre <text:s/>o território da floresta, restringindo-o àquele espaço e não o expandindo às terras circundantes. Aquilo que ela exigia em troca era um sacrifício humano feito com regularidade, cada vez que a noite sorria com cara de lua cheia.</text:p>
      <text:p text:style-name="P2"/>
      <text:p text:style-name="P11">Simão ouvia e estremecia. Lembrou-se então de algo. Olhou para o céu estrelado e sentiu aquele arrepio gelado que todos já experimentámos alguma vez a percorrer-lhe a espinha de alto a baixo. Aquela era uma dessa noites fatídicas. Foi nesse momento que um pensamento elucidativo lhe saltitou de um neurónio para outro logo ao lado. <text:line-break/>- Fred! - Exclamou com voz trémula. Lurival anuiu com a cabeça, dando-lhe a confirmação que no seu intimo Simão não desejava obter. Todavia, era essa a triste realidade. Fred era por assim dizer o carneiro votado ao sacrifício <text:s/>naquela noite, um pobre coitado filho de gente pobre, escolhido ao acaso numa lotaria de azar, e abandonado à sua sorte às portas do arvoredo cruel. Era por isso que os Krotars o perseguiam. <text:line-break/><text:line-break/>- Deve ter tentado escapar da sua penitência. - Concluiu. E olhou de novo para Lurival à espera do tal gesto, só que desta vez o outro não esboçou qualquer expressão. Tal não era mais necessário. Simão já se encontrava em posse de toda a verdade, ou pelo menos ele assim julgava. </text:p>
      <text:p text:style-name="P2"/>
      <text:p text:style-name="P2">- Temos de ajudá-lo! - Insistiu para com Lurival. <text:line-break/>- Temo que isso não seja possível miúdo. Fred foi capturado e levado para a montanha de Levitor... Aquela ali! - Disse, apontando com o braço que ostentava a ave de rapina, que entretanto fechara os olhos e parecia ter adormecido no seu improvisado poleiro. - É lá o altar da bruxa. Foi de lá que ele fugiu e foi para lá que ele voltou. Eu não te posso ajudar. - Acrescentou, cabisbaixo. - Olha bem <text:soft-page-break/>para o meu corpo. Estou condenado e não posso afastar-me da floresta. Tenho de voltar para trás quanto antes. Sinto-me cansado e preciso descansar. - Concluiu com um pequeno sopro de suspiro. Fez uma pequena pausa e <text:s/>depois levantou os olhos, acrescentando:</text:p>
      <text:p text:style-name="P2">- E tu também não tens muito tempo meu amigo ... Mas se queres mesmo arriscar a pele e tentar salvar o teu companheiro, então vai. Além disso... pode ser que lá encontres as respostas que procuras. <text:line-break/>- Como assim? - Indagou Simão, curioso. Que respostas?... Zarolho parecia entendê-los, e, como que numa tentativa de imitar o gesto do dono, reclinou a cabeça para um dos lados, fitando bem alto a orelha do lado oposto para se por à escuta. Foi nessa altura que Lurival contou a Simão os pormenores sobre o achado de Mortigua e a sua relação com o mistério dos espelhos. Algo que agora mesmo resolvi decidir que o leitor só irá saber lá mais para o final da história.</text:p>
      <text:p text:style-name="P6"/>
      <text:p text:style-name="P2">Minutos depois Simão despedia-se do seu mais recente amigo naquele mundo encantado. Lurival sacudiu o braço e deu uma ordem qualquer à sua mascote fazendo com que ela levantasse voo em direcção às montanhas, no sentido que Simão tomaria e em sentido contrário ao caminho tomado pelo seu próprio dono, uma vez que este virara costas e lentamente se afastava de Simão, indo em direcção ao primeiro carreiro de árvores. Simão ficou a fitá-lo por uns segundos <text:s/>ao mesmo tempo que recuava pé ante pé e de forma vagarosa. Os seus olhos brilharam de espanto perante o que presenciou em seguida. Até o cão emitiu um estranho som que se pareceu com um assobiar fininho. À medida que Lurival se adentrava para o interior da fronteira da floresta, o seu corpo ia miraculosamente rejuvenescendo aos poucos. O processo só parou quando o seu vulto deu forma a um esbelto rapaz que em jeito sorridente, esboçou um último aceno de despedida e de confiança aos dois intrépidos e inseparáveis companheiros de viagem. De seguida, Lurival desapareceu por detrás de um robusto manto de arbustos verde-escuros. Mais do que nunca, Simão e Zarolho estavam entregues apenas a si próprios.</text:p>
      <text:p text:style-name="P2"/>
      <text:p text:style-name="P9"/>
      <text:h text:style-name="P17" text:outline-level="2">Capitulo IV – Nas montanhas de Levitor</text:h>
      <text:p text:style-name="P3"/>
      <text:p text:style-name="P2">Arrefecera bastante durante os últimos quinze a vinte minutos de caminhada. Simão sentia os ossos a enregelarem-se-lhe por debaixo de uma pele que aos poucos ia perdendo um pouquinho de firmeza e elasticidade. Os pêlos que lhe salpicavam a cara haviam engrossado e começavam inclusive a provocar-lhe uma ligeira e incómoda comichão. Também Zarolho parecia estar a ter grandes dificuldades para avançar contra o ar frio que soprava vindo lá do alto das pequenas mas tenebrosas montanhas. A sua camada de pêlo começava a ficar cada vez mais rala. A língua de fora da boca a cada passo que avançava, era tão somente uma das muitas faces visíveis da sua progressiva decadência. O seu processo de envelhecimento era bem mais rápido do que o de Simão.</text:p>
      <text:p text:style-name="P6"/>
      <text:p text:style-name="P2">Haviam apenas subido os primeiros passos na encosta de generoso declive, quando o som distante de uma ave nocturna fez o rapaz parar e olhar os céus. Era o bicho de Lurival. Durante uns breves segundos o animal sobrevoou-os executando um circulo quase perfeito, findo o qual soltou um outro grito igualmente digno de registo. Bateu as enormes asas apenas mais um par de vezes e isso foi o suficiente para se afastar uma boa vintena de metros. Voltou a repetir o mesmo ritual umas quantas vezes mais. Simão conseguia acompanhar muitos dos seus movimentos acrobáticos observando apenas a sombra que se movimentava sobre os rochedos mais abruptos e iluminados. Era como se ela tentasse guiá-los a um destino que eles ainda desconheciam. Simão ia ganhando cada vez mais confiança à medida que percorria o íngreme carreiro de terra e pedras soltas. Ganhava também algum cansaço nas pernas mas nada que interferisse na sua determinação.</text:p>
      <text:p text:style-name="P2"><text:s/></text:p>
      <text:p text:style-name="P2">- Anda Zarolho! - Exclamou ele quando a dada altura se apercebeu que o seu companheiro de aventura começava a ficar para trás. E, para falar verdade, foram ainda umas quantas as vezes que Simão se viu forçado a abrandar a marcha para <text:soft-page-break/>que Zarolho o pudesse acompanhar. O pobre canídeo estava a ser esmagado pela avassaladora força da velhice que tão subitamente sobre ele se abatera. E todo o mundo sabe que anos de cão pesam bem mais do que anos de humanos.</text:p>
      <text:p text:style-name="P2"/>
      <text:p text:style-name="P2">O vento gélido que soprava do cimo do morro e que agora aumentava bruscamente de intensidade só contribuía para dificultar ainda mais a marcha dos dois caminhantes. O assobio constante daquelas invisíveis forças da natureza inundava a noite à medida que se aproximavam do cimo da colina. O término da longa caminhada estava prestes a acontecer. O terreno começava a aplanar e cedia agora o seu lugar a um generoso planalto cujo tecto transparente era um céu negro, estrelado e muito frio, mas de tal forma belo que Simão achava que nunca havia visto nada semelhante. Um astro que lhe daria muito gozo observar noutro local e com outra pessoa a seu lado. A ave que lhes servira de guia esperava por eles pousada em cima de um pequeno pilar de granito. Por detrás desse pilar erguiam-se muitos outros de dimensões bem superiores, separados entre si por um espaço por onde cabiam perfeitamente duas pessoas de compleição mediana. Formavam um circulo quase perfeito. E este só não o era na totalidade porque na parte da qual Simão e Zarolho estavam mais perto, quatro pilares dispostos em pares sobressaíam claramente da restante estrutura, formando uma espécie de corredor ou passagem simbólica. De cada um dos lados dessa passagem ardia e alumiava de forma bem viva uma tocha de fogo que nem o vento forte conseguia apagar, muito embora os soluços veementes das labaredas fossem claros testemunhos dessas mesmas tentativas frustradas. Zarolho seguiu Simão quando este se aproximou da estrutura. Diante dos seus olhos, por entre a estreita passagem, abria-se bruscamente o chão. Pela abertura florescia até à superfície uma íngreme escadaria de pedra negra e reluzente. Ouviu-se o relinchar de um cavalo e um outro ruído <text:s/>desagradável que o jovem identificou à partida como sendo um nojento libertar de gases abdominais. Afinal de contas não estavam sós. Abrigados por detrás de um penedo que havia perto do lado oposto do circular <text:s/>emaranhado de pedras, estavam acampados ao molho alguns dos elementos da sinistra comitiva que prendera Fred. A “carroça-prisão” estava ali estacionada. <text:soft-page-break/>Nem sinal de Fred, nem sinal dos espelhos. Felizmente para Simão e Zarolho, estavam todos num estado de embriaguez tal que mais pareciam estar a dormir, e graças a isso não deram sequer pela presença dos intrusos. Sem mais demora, <text:span text:style-name="T1">entraram os dois solo adentro. </text:span></text:p>
      <text:p text:style-name="P4"/>
      <text:p text:style-name="P2">Pequenos archotes dispostos estrategicamente e de forma intercalada ladeavam ambos os lados da parede, iluminando a descida que ia desenhando uma curva que cada vez mais se enrolava sobre si própria. Uma sombra mais traquina pregou um valente susto a Simão, fazendo-lhe lembrar um monstro que tentava soltar-se da parede rochosa. Sentiu o coração na garganta por uma fracção de segundos. Afinal o monstro imaginário nada mais era do que o focinho e as orelhas de Zarolho, que dois degraus atrás de si se contorciam para chegarem perto da cauda onde uma carraça (ou quiçá uma pulga<text:span text:style-name="T1"> acrobata</text:span>) o afligia. Continuaram a descer durante um bom bocado. Estariam sensivelmente a pouco mais de metade do percurso. Simão não contara o número de degraus que descera até então mas estava certo que o somatório já rondaria a centena. Continuaram...</text:p>
      <text:p text:style-name="P2"/>
      <text:p text:style-name="P2">Numa altura em que tudo emanava tranquilidade ouvem-se de súbito umas vozes distantes. Não vinham de baixo mas sim lá de cima, e pareciam estar a aproximar-se da entrada. Simão parou a marcha e silenciou-se a si próprio e a Zarolho. A sua suspeita confirmou-se logo de pronto, quando os patamares do topo da escadaria foram pisados, não por um par, mas sim por vários pares de membros. Simão não ficou para ver e apressou-se a descer o que restava de caminho. Estava já muito perto do final da passagem. Uma larga galeria, um átrio subterrâneo de se lhe tirar o chapéu avistava-se uns dez metros mais abaixo. Ouviu-se um outro grupo de vozes. Uma figura esguia de hábito e túnica pretos apareceu ao fundo das escadas e começou a subir na direcção de Simão. Estava encurralado e sentiu-se a entrar em pânico. A sensação de terror e claustrofobia era simplesmente avassaladora. Beliscou-se três ou quatro vezes numa última e desesperada tentativa de acordar daquele pesadelo. Por esta altura ele já sabia que não vivia um sonho, mas as situações de pânico fazem as pessoas ter reacções <text:soft-page-break/>disparatadas e o pobre rapaz não era nenhuma excepção.</text:p>
      <text:p text:style-name="P2"/>
      <text:p text:style-name="P2">Aterrado pela imagem da figura misteriosa que subia na sua direcção, e pelo sons desconcertantes das personagens que sentia virem a descer em sentido contrário, prostrou-se de cócoras e empurrou as costas contra a parede gélida. Colocou as mãos sobre a fronte e bloqueou o seu ângulo de visão, escondendo-se do inevitável. Sentiu os passos a acercarem-se rapidamente. A passada arrepiante abrandou depois um pouco. Simão ousou espreitar pelo canto do olho. Sentia que o seu fim nunca estivera tão perto. Abismado, contemplou estupefacto a sinistra figura que parara dois degraus abaixo daquele onde ele se encontrava agachado. Estavam tão perto um do outro que Simão podia inclusive ouvir a respiração nervosa da criatura. Zarolho estava dois patamares mais acima. Durante uns milésimos de segundo Simão não conseguiu perceber o que se passava ali. O discernimento chegaria aos poucos...<text:line-break/><text:line-break/>A estranha criatura parecia atarantada e isso explicava-se pelo simples facto de ela ser cega. A branquidão ofuscante das suas órbitas parecia ter sido forçosamente incutida, como se estas tivessem sido queimadas ou rasuradas de forma artificial. O seu nervoso menear de cabeça parecia tentar impulsionar a sua capacidade de olfactar, compensando de alguma forma essa tal deficiência visual. Olhando para a sua postura, era mais do que óbvio que o monstro pressentira uma ou várias presenças estranhas nas suas cercanias. Conseguia cheirar algo, só que, vendo-se desprovido do precioso auxilio da vista, a dúvida teimava em persistir-lhe. Simão viu uma pequenina brecha de oportunidade e tentou tirar proveito dela. Quando o indivíduo se chegou um tudo nada mais para o lado contrário àquele que o rapaz ocupava, Simão aproveitou para passar por ele, mantendo-se religiosamente colado à parede escorregadia e fria. Um movimento que não passou completamente desapercebido ao monstro, que por arte do instinto articulou um feroz e ridículo esbracejo no vazio, falhando o rapaz por escassos milímetros. Menos sorte teve Zarolho que foi de encontro às enormes, esqueléticas e magras mãos da criatura. O pobre pastor alemão ainda tentou <text:soft-page-break/>defender-se mordendo-lhe, mas de pouco lhe serviu. A sua força e destreza já nada tinham a ver com as suas capacidades de outrora. Com um gesto brusco e violento, a cegueta criatura levanta o cão no ar, pegado-o fortemente pelo pescoço com um dos braços. O pescoço que em seguida torceu com a mão que tinha livre, produzindo um <text:s/>estalido seco que levou o animal a soltar o seu último ganir. Um último suspiro de vida à laia de <text:span text:style-name="T1">esgar</text:span> de dor que atingiu o peito de Simão como um raio, levando o rapaz a soltar um pequeno e abafado grito de horror. Zarolho fora assassinado! O som meio aprisionado que lhe saiu da garganta foi suficiente para que a atenção da criatura se desviasse para o fundo das escadas, precisamente o local de onde Simão assistira à horripilante cena de chacina. Naquele preciso momento quase que podia jurar que a criatura ganhara olhos de ver, levado a pensar isso sobretudo pela forma como atentamente ela fitava na sua direcção. Por uns breves segundos ficaram ambos a olhar um para o outro como se as suas almas se perscrutassem mutuamente (se bem que duvido que a macabra criatura tivesse uma coisa dessas). Ainda passou um pedaço de tempo até que a figura de negro perdesse o interesse. Digo que perdeu o interesse pois só isso justifica o facto de ter começado a subir os lanços, acabando por se esfumar na curva desenhada pela espiral de rocha. Julgando ter eliminado tudo o que havia para aniquilar ia agora ao encontro dos seus e não de Simão, felizmente.</text:p>
      <text:p text:style-name="P6"/>
      <text:p text:style-name="P2">Simão encheu-se de coragem (coisa sobre a qual, e em curto espaço de tempo aprendera o verdadeiro significado) e afastou-se, deslocando-se para o interior da galeria. Também ali havia archotes acesos por tudo quanto era canto. Apesar de não haver ninguém à vista, as danças que as próprias labaredas faziam contra as escurecidas e reluzentes paredes causavam uma inquietante sensação de movimento constante, como se as enchessem de vida. A enorme galeria tinha algumas dezenas de metros de largo e outros tantos de comprido. A obstruir toda aquela enormidade de espaço, existia um sem fim de estalagmites bolbosas e de formosas estalactites que escorriam do tecto como gotas de água suja solidificada. Em certos sítios formavam-se mesmo algumas colunas onde ambas as <text:soft-page-break/>partes se tocavam, unindo-se num único ser de <text:span text:style-name="T1">calcite</text:span> resvaladiça. Numa concavidade de um escorrimento mais esbranquiçado, uma caveira iluminada a partir do seu interior por duas pequenas velas, vigiava a entrada do recinto cavernal. Talvez o seu propósito fosse oferecer umas tenebrosas boas-vindas aos aventureiros (e muito incautos) exploradores que até ali ousassem chegar. Intimidativo? Lá isso era com toda a certeza. Mesmo assim o valente Simão resolveu adentrar-se um pouco mais. Começava a ganhar uma certa imunidade ao medo, no mínimo uma maior resistência.</text:p>
      <text:p text:style-name="P2"/>
      <text:p text:style-name="P2">Pouco a pouco, foram-se tornando perceptíveis uns barulhos miúdos que soavam um pouco mais para o interior da gruta. Por outro lado, os passos que há pouco ecoavam nos lanços superiores da íngreme escadaria rochosa pareciam chegar agora a solo mais firme. Simão podia vê-los perfeitamente. Ao todo eram quatro as feias e grotescas criaturas que acabavam de dar entrada no anfiteatro. Três delas usavam o mesmo tipo de vestes que o ser do seu encontro de há pouco, só que estas eram consideravelmente mais altas e adelgaçadas. Se eram igualmente desprovidas de visão ou não ele não tinha como sabê-lo, mas facto inegável era que as órbitas de pelo menos dois deles irradiavam de modo igual um pequeno reflexo de um brilho branco e cinza semi-ofuscante. Olhar-lhes nos olhos não era tarefa fácil e Simão depressa afastou de lá os seus. A primeira coisa que lhe ocorreu foi esconder-se numa generosa fenda que existia numa parede ali perto. Baixou-se, e depois de se deitar junto ao chão rolou convicto lá para dentro. Abrigado, escondido e simultaneamente dissimulado por uma oportuna estalagmite que proporcionava uma adicional sombra de cobertura à saliência, observou em silêncio enquanto o estranho quarteto se encaminhava para o meio do corredor subterrâneo. </text:p>
      <text:p text:style-name="P2"/>
      <text:p text:style-name="P2">Decerto haverão alguns leitores a pensar que eu não ainda não descrevi o quarto elemento do grupo. E têm toda a razão em pensar assim! Mas não se trata de esquecimento nem de nenhuma branca de escritor a atacar. Eu só não o fiz antes porque Simão também ainda não o tinha visto com clareza, já que essa quarta <text:soft-page-break/>entidade, devido ao facto de ser bastante mais baixa do que os outros e de vir na retaguarda do bando, permaneceu quase sempre encoberta na penumbra dos restantes. E assim se manteve até ao momento em que passaram a cerca de dois metros do local onde Simão se enfiara. <text:span text:style-name="T1">Não havia qualquer tipo de conversa entre eles. Limitavam-se apenas a seguir um caminho que sabiam de cor. Recolhiam à podridão dos seus aposentos, como máquinas ou animais desprovidos de razão.</text:span></text:p>
      <text:p text:style-name="P6"/>
      <text:p text:style-name="P6">Quanto a essa quarta figura... Bem... O que posso dizer é que de humano já muito pouco lhe restava (se é que alguma vez o fora). O sujeito assemelhava-se mais a uma mistura de homem com lagarto. Andava erecto, possuía dois membros inferiores e dois superiores, a sua cara era perfeitamente normal, feia até dizer chega... mas normal. Totalmente incomum era a enorme cauda de lagarto <text:s/>que lhe <text:s/>despontava da parte terminal da espinha. Isso sim que era um traço fisiológico fora do comum. A par desse pormenor, também os seus pés (que por sinal as vestes deixavam descubrir na perfeição) tinham algo de anormal. Tinha os vulgares cinco dedos em cada pé, só que no lugar das unhas crescia algo que mais se assemelhava a garras, não só pelo seu tamanho mas também pela forma como se curvavam em direcção ao solo. Quanto ao resto do corpo não era possível a Simão apreender muito mais, pois o indivíduo envergava um enorme casaco de cor escura que lhe cobria a maior parte do tronco. Se os outros fulanos já eram designáveis de feios... este sim que teria de ser o resultado de uma experiência falhada de bruxaria ou alquimia. Que outra forma haveria para explicar tamanha aberração da natureza? </text:p>
      <text:p text:style-name="P2"/>
      <text:p text:style-name="P2"><text:span text:style-name="T1">Alguns minutos depois, quando já não havia o mínimo sinal dos quatro abortos nas imediações, </text:span>Simão decidiu-se a rebolar para fora da escuridão protectora do buraco que a mãe natureza havia escavado na rocha. Seguiu exactamente a mesma direcção que os <text:span text:style-name="T1">capangas</text:span> de Kira haviam tomado. Ao fim de alguns passos chegava a um local onde a passagem começava a alargar de forma considerável. Numa altura em que pensava que já tinha visto de tudo e que dificilmente sentiria de novo surpresa ou medo, eis que se depara com uma outra visão macabra e tenebrosa que <text:soft-page-break/>dificilmente teria lugar num dos seus sonhos mais selvagens ou mesmo num livro de Stephen King ou Edgar Alan Poe. À sua frente surgira uma construção erigida numa pedra de tom esverdeado e que destoava completamente de tudo o resto em redor. Assemelhava-se a uma pequena cripta protegida por dois arcos de pedra mais grossa que se cruzavam entre si formando uma espécie de abóbada protectora. No meio e por debaixo do estranho altar, uma marquesa também ela feita de pedra branca e reluzente oferece-se como leito ao corpo de um jovem rapaz. Era Fred. Deitado de costas sobre a laje, estava amarrado pelos braços e pelas pernas. Junto a ele, uma lindíssima mulher de pele morena e de cabelo ruivo entoa estranhos cânticos enquanto anda em seu redor. Aparentemente era imune às baixas temperaturas do interior da montanha pois envergava umas vestes muito reduzidas, contentando-se apenas com um acastanhado <text:span text:style-name="T1">sutiã em</text:span> pele e uma reduzida tanga do mesmo material e cor. Simão envelhecia apenas a nível físico e isso ajuda a justificar porque razão não lhe subiram à cabeça quaisquer pensamentos eróticos ao testemunhar aquele quadro. Isso e o facto de ela num dos braços empunhar uma pequena adaga de cristal branco com o qual efectuou quatro pequenos cortes cirúrgicos no corpo do rapaz, precisamente um cada um dos seus membros. Apesar de tudo Fred não se queixou minimamente, nem tampouco mostrou nenhuma contorção ou espasmo corporal por mais ligeiro que fosse. <text:s/>Parecia encontrar-se <text:s/>num estado de transe profundo, provavelmente induzido por alguma substância externa, pensou Simão. Pouco a pouco, o seu sangue de um vermelho bem vivo (e misteriosamente muito mais fluído do que aquilo que seria de esperar) começou a escorrer alegremente do seu corpo para uns pequenos sulcos escavados na pedra. Sulcos que formavam uma espécie de calha que conduzia o precioso liquido até à extremidade da marquesa, desembocando depois numa cascata de dimensões microscópicas. Simão observava toda a acção a partir do seu lugar de plateia atrás de uma enorme coluna.</text:p>
      <text:p text:style-name="P2"/>
      <text:p text:style-name="P2"><text:span text:style-name="T1">Prostrado de joelhos junto ao local de desembocadura do material,</text:span> a tal mistura entre homem e lagarto recolhia o fluido ainda quente para uma desgastada tina de barro que entregou depois a Kira. Sim, era ela! A bruxa pega no objecto e mete <text:soft-page-break/>qualquer coisa lá para dentro. Ergue o recipiente junto dos seus grossos e sensuais lábios e dá dois pequenos <text:span text:style-name="T1">tragos</text:span>, um logo a seguir ao outro sem pausa para recuperar fôlego. Por breves instantes as veias da sua face regozijaram de vida, pujantes de sangue e energia. Primeiro ficaram enegrecidas, depois ganharam volume, e logo de seguida voltaram a esconder-se-lhe por debaixo da pele. Kira dirigiu-se junto à cabeça de Fred, levantou-lha ligeiramente da marquesa e despejou um pouco daquele suco pela garganta do catraio, forçando-o a engolir a mistela. E aí sim!... Nessa altura houve nele uma reacção bem evidente. O corpo do malogrado rapaz manifestou uma série de espasmos repentinos, como se o seu ser tentasse <text:s/>em desespero expulsar algo que não queria, qualquer coisa da qual não precisava. Algo que não era de modo algum bem vindo ao seu organismo. Um veneno! <text:s/>Mais ou menos nessa altura, também Simão se viu a tremer por todos os lados. E no seu caso não eram espasmos induzidos por substâncias orgânicas, mas sim tremores de medo puramente involuntários. Tinha inclusive pavor que o seu <text:span text:style-name="T1">tremedoiro</text:span> o fizesse provocar algum pequeno barulho que o pudesse delatar (tipo o bater dos maxilares ou o tocar dos joelhos um do no outro). Pode parecer ridículo para quem está a ler mas era exactamente isto que lhe fulminava a mente naquele momento.</text:p>
      <text:p text:style-name="P2"/>
      <text:p text:style-name="P2">Dois dos elementos do estranho grupo de <text:span text:style-name="T1">experiências falhadas</text:span> que rodeavam o altar soltam então as grilhetas que sustentavam o corpo de Fred contra a superfície plana. Levantam-no ainda inconsciente e aproximam-no de Kira. Ela coloca-lhe a mão sobre a testa e profere qualquer coisa baixinho que Simão entendeu como um cântico sinistro. Simultaneamente, o servo réptil aproxima-se dela e entrega-lhe um cálice esverdeado bordado com cristais brancos e amarelos que aparentavam ser valiosos. Tal como fizera antes, ela força a entrada do liquido pela goela do rapaz. E se vocês estavam à espera de nova sessão de espasmos então desenganem-se! O que aconteceu foi tão simples quanto isto que escrevo a seguir: </text:p>
      <text:p text:style-name="P2">Fred recobrou a consciência e colocou-se de pé sem que houvesse qualquer sobressalto a registar. Agora... O que posso dizer é que aquele Fred não era com <text:soft-page-break/>certeza o mesmo miúdo que Simão conhecera horas (ou será que foram dias...) atrás. É claro que aparentava ter mais uns oito ou nove anos em cima, mas não é a esse pormenor que me refiro. Este novo Fred assemelhava-se mais a uma espécie de morto-vivo. O vulgo “zombie”! Parecia estar completamente alheio a tudo o que se passava à sua volta, desligado de todo e qualquer estimulo externo. Tinha os olhos abertos mas era como se nada visse. Nem uma palavra, nem um lamurio, nem nenhum outro tipo de reacção. E seria de esperar alguma (por muito pequena que esta fosse) face ao que lhe tinha acabado de suceder. Estava assim como que... digamos... hipnotizado ou drogado... sei lá explicar! O corpo estava lá mas era como se não passasse de uma simples concha vazia por dentro. </text:p>
      <text:p text:style-name="P7"/>
      <text:p text:style-name="P2">Passado pouco tempo o infame grupo começou a dispersar. A cerimónia terminara. Dois indivíduos daqueles com uma névoa negra no lugar onde deveria estar uma face voltaram na direcção de Simão, passando bem perto dele antes de se dirigirem para as escadarias que começariam a subir em seguida. Em contrapartida, aqueles outros com quem há pouco Simão se havia cruzado, abandonaram o local desaparecendo para o interior de um corredor muito mal iluminado que existia por detrás do altar. Ficaram apenas Kira, Fred e o réptil atarracado. “Aquele deve ser o bicho de estimação dela.” - <text:s/>Concluiu Simão dentro do seu cérebro.</text:p>
      <text:p text:style-name="P2"/>
      <text:p text:style-name="P2">Os três elementos que restaram dirigiram-se todos para o lado direito do altar, justamente para onde mais se estendia a enorme galeria pejada de estranhas (e incrivelmente belas, deixem-me dizer) formações de rocha calcária. E era também dessa direcção que emanava uma quantidade enorme de uma luz muito amarelada que ofuscava e fazia inveja à escuridão parcial que dominava a ala onde Simão permanecia escondido. Não permaneceu ali por muito mais tempo e resolveu segui-los à distância. Como não sabia o que fazer deixou-se apenas levar pelo instinto e pela curiosidade. Uma daquelas duas pessoas podia muito bem ser a sua última hipótese de voltar a casa, embora não imaginasse como (e se) isso seria possível. De qualquer forma pareceu-lhe menos má a ideia de segui-los e meteu-se <text:soft-page-break/>no encalço do trio.</text:p>
      <text:p text:style-name="P2"/>
      <text:p text:style-name="P2">Mantinha alguns metros de distância deles e ia-se camuflando com a ajuda das esculturas de pedra e água. De quando em vez, quando achava pressentir alguém atrás de si ou quando lhe parecia que Kira ia interromper a marcha e virar-se para trás, agachava-se instantaneamente nas sombras dos <text:s/>esqueletos esculpidos pela força das águas. A claridade aumentava a cada passo que avançavam até que atingiu o seu pico máximo de luminosidade quando os obstáculos de percurso cederam o seu lugar a uma gigantesca galeria cujo término dos limites físicos, Simão era incapaz de descortinar a olho nu. Indo para além de onde a sua vista podia alcançar, estendia-se um mar de espelhos reluzentes de todos os tamanhos, cores, formas e feitios. Fazia lembrar uma floresta. Uma floresta de espelhos! </text:p>
      <text:p text:style-name="P4"/>
      <text:p text:style-name="P6">Foi disto que Lurival e Simão falaram na parte final do seu encontro... No meio de uma das suas experiências, Mortigua teria por acidente conseguido abrir uma porta para realidades paralelas, através do uso de magia negra perto de superfícies espelhantes. Uma espécie de corredor ou passagem entre mundos de dimensões distintas. Perigosas portas de transição <text:s/>disfarçadas sob a forma de inofensivas manchas de água pluvial. Encontrou assim uma forma de atrair crianças de outros lugares para alimentar o seu feitiço da regressão jovial. Felizmente para todos nós, simples humanos, havia alguns entraves e restrições nas passagens que se podiam efectuar de um lado para o outro. Nem ela nem ninguém daquele mundo paralelo conseguira alguma vez passar para o nosso. Contudo, a reciproca não era verdadeira...<text:line-break/><text:line-break/>Desde a altura em que fez essa descoberta que a sua procura desmedida por aqueles artefactos que permitiam espreitar para o outro lado, contribuíra para aumentar de forma exponencial a correspondente colecção particular que detinha nas profundezas de Levitor. O preciso espólio que agora ali se exibia à frente de Simão. Cedo ela descobriu que quantos mais espelhos conseguisse reunir maior seria a <text:s/>sua perigosidade, bem como maior seria o número de potenciais vitimas <text:soft-page-break/>(ou melhor, cobaias) das suas experimentações. Findo o reinado de Mortigua, era agora Kira quem mantinha essa chama viva e era ela quem continuava a reunir todos os espelhos que as suas hostes conseguiam arrebatar, de todos os cantos daquela terra enfeitiçada.<text:line-break/></text:p>
      <text:p text:style-name="P6">Agora já sabe, caro leitor... Se algum dia sair à rua depois de uma forte chuvada e tiver de caminhar por entre um labirinto de poças... Se calhar é melhor pensar duas vezes e ver bem onde põe os pés, se algo na água lhe chamar a atenção.</text:p>
      <text:p text:style-name="P6"/>
      <text:p text:style-name="P2">Simão, que se mantinha firme no seu papel de detective às escondidas, apercebia-se que Kira não conduzia Fred pelo meio dos espelhos de forma aleatória. A sinuosa trajectória que traçavam adequava-se à existência de um destino pré-definido, enigmático. De qualquer forma, Simão teve de desviar a sua atenção para outra coisa. Havia algo de muito característico em toda aquela <text:span text:style-name="T1">parafernália</text:span> de superfícies reflectoras. Alguns, para não dizer a maior parte dos espelhos ali existentes, pareciam ser feitos de água. Era notório o deslizar sereno e concêntrico daquilo que, aparentemente, seriam moléculas de água ou de outro qualquer material ligeiramente gelatinoso mas idealmente transparente. E transparente talvez fosse mesmo o termo exacto a aplicar nesta situação, pois reflectir e inverter imagens eram duas coisas que aqueles espelhos pareciam não querer fazer. Em vez de ver neles a figura da mulher, da criança, ou da <text:span text:style-name="T1">lagartixa andante, <text:s/>Simão via neles imagens fora de todo e qualquer contexto que tivesse a mínima ligação àquela gruta. As superfícies aquosas portavam-se como</text:span> janelas. Janelas ou retratos vivos que espreitavam para outras realidades. Outros mundos. E ele há mundos mais familiares do que outros. De entre as inúmeras pinturas vivas que se assomavam à tona dos esquisitos artefactos sobressaía uma parelha, de entre todas elas contavam-se dois lugares que ele reconheceu logo de imediato. Um deles era uma famosa e bem conhecida rua da cidade de Lisboa por onde ele passeava com frequência, e da qual eu não vou mencionar o nome de modo a não exaltar nem perturbar o leitor ainda mais... No <text:soft-page-break/>segundo quadro acabara de entrar uma personagem em palco, conferindo maior autenticidade e interesse à cena. Era a figura paternal do seu avô que o procurava (entendia-se-lhe facilmente “Simão” nos gritos que os seus lábios gesticulavam por entre um par de mãos que os envolviam em concha) perto da pequena albufeira onde Simão mergulhara (literalmente) naquele mundo encantado. Pela segunda vez desde que entrara naquela espiral de acontecimentos rocambolescos vieram-lhe as lágrimas aos olhos.</text:p>
      <text:p text:style-name="P2"/>
      <text:p text:style-name="P2">Kira interrompeu a sua marcha e puxou pelo braço de Fred como quem puxa pela trela de um animal, e ele, qual espantalho ou parente afastado de fantoche, foi obrigado a pausar a dele também, ficando completamente inerte. Em seguida ela suspira-lhe qualquer coisa ao ouvido. Quando finalmente lhe soltou o membro, Fred começou a caminhar na direcção de um enorme espelho em forma de ovo, bordado com uma magnífica moldura de madeira castanha e amarela, quase cor de mel. À medida que se ia aproximando da superfície inconsistente esta parecia querer desprender-se da moldura tornando-se cada vez mais proeminente na direcção do rapaz, como se o pressentisse e o quisesse sugar. Ao mesmo tempo que a distância entre ele e o objecto diminuía, o físico de Fred começava a rejuvenescer de modo gradual. O seu andar endireitava-se a cada passo e o seu cabelo voltava a ganhar cor e volume. Aos poucos, tanto o seu corpo como o seu espírito readquiriam o fulgor que muito recentemente haviam perdido. Simão continuou “colado àquele ecrã televisivo” até ao ponto em que viu Fred penetrar na estranha barreira e desaparecer brevemente por entre um turbilhão aquoso, apenas para reaparecer instantes depois, desta feita já do outro lado do incaracterístico espelho, precisamente na mesma floresta onde os destinos dele e de Simão se haviam cruzado pela primeira vez. Para Kira, que já conseguira dele tudo o que pretendia, ele não passava agora de um mero despojo.</text:p>
      <text:p text:style-name="P2"/>
      <text:p text:style-name="P2">Tal como acontece num jogo de tabuleiro, de certa forma Fred voltava à casa de partida. O sacrifício estava completo, e agora, com o cérebro feito em papa, nunca mais voltaria a ser o mesmo menino que fora. Fred, tal como muitos antes <text:soft-page-break/>dele (e provavelmente como muitos depois), estava agora condenado a deambular pelos confins daquela floresta de dimensões imensuráveis, por muito e muito tempo. O ciclo fechava-se ali e era mais que certo que o dito cujo se voltaria a repetir, e se não fosse com Simão... seria com outra vitima qualquer. </text:p>
      <text:p text:style-name="P6"/>
      <text:p text:style-name="P2">Longe de saber tudo sobre aquilo que acabei de dizer e sem saber se o repentino plano que acabava de arquitectar surtiria o efeito desejado, Simão viu naquilo que acabara de acontecer, uma chance de salvação, a única que lhe restava. Deslocando-se de forma tão astuta e discreta que mais parecia um gato a deslizar sobre um telhado, Simão foi-se aproximando de um certo espelho em concreto, precisamente aquele que mais esperança lhe trazia ao coração. Teve de passar perto de Kira que, felizmente para ele, estava de costas voltadas na sua direcção, o que possibilitou que ele conseguisse fazê-lo com velocidade suficiente para que ela não reagisse a tempo de o travar. A única coisa que ela conseguiu (e isso não representou menos do que um susto monstruoso para ele) foi deitar-lhe uma das mãos a um dos braços, no exacto momento em que ele deslocou o ar à volta dela, fazendo com que <text:s/>ela se apercebesse da presença do seu vulto. Simão ainda sentiu as pontiagudas unhas dela deslizarem à flor da sua pele, rasgando-lha no movimento. Todavia, a sua esperança e vontade de viver haviam-se transfigurado numa força desmedida. Nem nada nem ninguém o impediria de saltar por aquela janela bidimensional e reunir-se com o seu avô. Conseguiu fugir a Kira, só que ele havia-se esquecido de outra presença. Tendo-o perdido de vista momentos antes, não se lembrou mais do “homem-lagarto”. Kira soltou um grito estridente que ecoou pelas profundezas da terra, daqueles gritos agudos que rebentam tímpanos e espelhos e se cravam no interior da mente. Não se partiram quaisquer espelhos mas havia algumas estalactites a desprenderem-se do tecto, fustigadas que foram pela trepidação do eco. Simão sentiu a cabeça a latejar e agarrou-se às têmporas com medo que ela rebentasse. O “homem-lagarto” surgiu por detrás de uma enorme moldura que lhe encobria a figura e agarrou Simão pela blusa. Ao mesmo tempo, um mar de criaturas horripilantes acudia ao grito desesperado de Kira, vindos das entranhas daquela gruta perdida no tempo e no <text:soft-page-break/>espaço. Simão berrou o mais alto que os seus pulmões deixaram. Estivera tão perto da liberdade e agora tudo estava acabado. Não conseguia imaginar o tipo de torturas e de sofrimento que o futuro próximo lhe reservaria, nem tampouco se o seu coração aguentaria suster o pânico até que esse futuro chegasse. O mais provável era perder a batalha para um ataque cardíaco que se afigurava deveras eminente.</text:p>
      <text:p text:style-name="P2"/>
      <text:p text:style-name="P2">Ainda antes mesmo do grito de Kira se extinguir no ar, um outro grito não menos respeitável se lhe juntou. Uma enorme sombra pairou sobre o solo iluminado no preciso momento em que o falcão de Lurival entrou a esvoaçar naquele anfiteatro de horror. Num velocíssimo voo a pique, lançou-se decisivo sobre a cabeça de Kira, pousando depois as afiadas garras sobre as costas do “homem-lagarto”, elevando-o no ar e obrigando-o assim a soltar o rapaz. Subiu até ao alto e largou-o depois sobre uma <text:span text:style-name="T1">cama de rochas irregulares.</text:span><text:span text:style-name="T2"><text:line-break/></text:span></text:p>
      <text:p text:style-name="P2">Foi tudo tão rápido e tão traumático que Simão não tinha sequer noção do que acontecia à sua volta. Mas o seu instinto de sobrevivência falou mais alto que tudo o resto. Mal se sentiu livre do seu oponente, ergueu os olhos no sentido daquele espelho que havia fixado, apenas nesse sentido e nada mais. Desatou a correr como nunca o fizera antes na vida na ânsia de saltar lá para dentro. E foi exactamente isso que ele logrou com o seu intento. Assim que penetrou na barreira translucida, sentiu uma estranha leveza na sua cabeça que o forçou inclusive a desvanecer por uns instantes.<text:line-break/><text:line-break/>Quando finalmente se recompôs e despertou do desmaio, teve mas uma vez aquela sensação de nada parecer estar no lugar certo ou no sítio espectável. Ao contrário das suas expectativas, ele não se encontrava no chão relvado junto da pequena albufeira e em pleno céu aberto. Mas está muito enganado se acha que ele tinha ido parar de novo à floresta de Kargal ou a um outro recanto das montanhas de Levitor. Nada disso! Em contrapartida, Simão encontrava-se cercado pelas paredes descoradas de uma habitação, pelas paredes de um quarto para ser mais <text:soft-page-break/>preciso. Era tudo muito branco e havia um cheiro esquisito a navegar pelo ar, não era de todo desagradável mas também não cheirava a rosas. Quando voltou a cabeça para o lado encontrou três das caras que mais lhe eram chegadas. Estavam todos sentados ao lado uns dos outros num pequeno banco de madeira de pinho. De imediato o seu avô e os seus pais saltaram do assento e correram para junto da cama onde o jovem repousava. Nada mais nada menos do que uma cama do hospital <text:span text:style-name="T1">Espírito Santo, em Évora</text:span>, local onde permanecera num estado de coma profundo durante mais de três dias. <text:line-break/><text:line-break/>- Simão! - Gritaram os seus familiares em uníssono enquanto corriam para ele, aliviados. - Meu filho! Que saudades! Pensei que nunca mais ias acordar... <text:s text:c="2"/>- Desabafou a mãe de sorriso estampado no rosto.</text:p>
      <text:p text:style-name="P2"/>
      <text:p text:style-name="P2">E é precisamente aqui e de esta forma que esta história termina. Com um emocionado, chorado, apertado, demorado e muito aguardado, abraço familiar. </text:p>
      <text:p text:style-name="P2"/>
      <text:p text:style-name="P2">Bem... afinal... Se calhar é melhor confessar que a narrativa não termina exactamente aqui. Ainda há mais qualquer <text:span text:style-name="T1">coisita</text:span> que eu gostava de contar pois sinto-me nessa obrigação. Pormenores acho eu.... mas <text:s/>de qualquer forma... aqui vai:</text:p>
      <text:p text:style-name="P2"/>
      <text:p text:style-name="P2">- O que é que me aconteceu? Onde estou? - Perguntou o rapaz por entre os braços que o envolviam com firmeza. - Tive um pesadelo terrível! - Continuou. Houve um breve momento de silêncio e foi a sua mãe quem primeiro se decidiu a pôr-lhe termo:<text:line-break/>– Estiveste em coma, Simão... Sofreste um traumatismo na cabeça. Se o teu avô não te tivesse encontrado a tempo talvez não... - Desatou a chorar enquanto afagava o cabelo do filho e lhe puxava a cabeça de encontro ao peito. Simão chorava também. Finalmente sentia-se a salvo, longe de florestas e de grutas pejadas de criaturas aterradoras e de bruxas sanguinárias. Nesse instante, uma outra personagem daquele sonho mirabolante bateu-lhe à porta do cérebro...<text:line-break/><text:soft-page-break/>- O Zarolho!... Onde está o Zarolho? - Perguntou ele com impaciência. A única voz que ouviu foi a do silêncio constrangedor que teve lugar de seguida. Ele insistiu e tornou a perguntar pelo animal. Desta vez foi do seu avô que surgiu a resposta. Ela começou por tomar a forma de um menear de cabeça inquietante, fazendo-se depois acompanhar por um semblante carregado e nada animador. <text:line-break/>- O Zarolho está morto! - Retorquiu o velho, sem meias palavras. - Estava morto ao teu lado quando te encontrámos. Deve ter sido atacado por algo ou por alguém, depois de teres perdido a consciência... Tinha o pescoço partido. - Acrescentou. A revelação infeliz transtornou por completo as feições do rapaz. Da alegria e do alivio passou abruptamente ao desânimo e à tristeza. Sentiu um aperto sufocante do lado esquerdo do peito. Colocou os olhos sobre os seus braços desnudos e em seguida empurrou o lençol para baixo desprotegendo também as pernas. Os seus membros estavam todos carimbados com pequenas feridas e escoriações. E a maior de todas essas cicatrizes era mesmo o arranhão profundo que despontava no seu antebraço esquerdo. Horrorizado, foi então que ele exclamou bem alto:</text:p>
      <text:p text:style-name="P2">- Kira!</text:p>
      <text:p text:style-name="P2"/>
      <text:p text:style-name="P3">F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style:font-face style:name="StarSymbol" svg:font-family="StarSymbol"/>
    <style:font-face style:name="Times" svg:font-family="Times"/>
    <style:font-face style:name="Courier New" svg:font-family="'Courier New'"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er" style:family="paragraph" style:parent-style-name="Standard" style:next-style-name="Text_20_body" style:class="extra">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9</text:page-number></text:p>
      </style:footer>
    </style:master-page>
    <style:master-page style:name="First_20_Page" style:display-name="First Page" style:page-layout-name="Mpm1"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Paulo Cristo</meta:initial-creator>
    <meta:creation-date>2008-06-20T11:27:08</meta:creation-date>
    <dc:date>2011-07-06T23:01:13</dc:date>
    <dc:language>pt-PT</dc:language>
    <meta:editing-cycles>785</meta:editing-cycles>
    <meta:editing-duration>PT120H57M57S</meta:editing-duration>
    <dc:creator>Paulo Cristo</dc:creator>
    <meta:document-statistic meta:table-count="0" meta:image-count="0" meta:object-count="0" meta:page-count="49" meta:paragraph-count="101" meta:word-count="16801" meta:character-count="99151"/>
    <meta:user-defined meta:name="Info 1"/>
    <meta:user-defined meta:name="Info 2"/>
    <meta:user-defined meta:name="Info 3"/>
    <meta:user-defined meta:name="Info 4"/>
  </office:meta>
</office:document-meta>
</file>